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0.75in" style:rel-column-width="7344*"/>
    </style:style>
    <style:style style:name="Table10.B" style:family="table-column">
      <style:table-column-properties style:column-width="1.125in" style:rel-column-width="11016*"/>
    </style:style>
    <style:style style:name="Table10.C" style:family="table-column">
      <style:table-column-properties style:column-width="0.8125in" style:rel-column-width="7956*"/>
    </style:style>
    <style:style style:name="Table10.D" style:family="table-column">
      <style:table-column-properties style:column-width="1.9375in" style:rel-column-width="18972*"/>
    </style:style>
    <style:style style:name="Table10.E" style:family="table-column">
      <style:table-column-properties style:column-width="2.0674in" style:rel-column-width="2024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5d35" officeooo:paragraph-rsid="0063b073"/>
    </style:style>
    <style:style style:name="P52" style:family="paragraph" style:parent-style-name="Text_20_body">
      <style:text-properties officeooo:rsid="0038e99a" officeooo:paragraph-rsid="0038e99a"/>
    </style:style>
    <style:style style:name="P53" style:family="paragraph" style:parent-style-name="Text_20_body">
      <style:paragraph-properties fo:text-align="center" style:justify-single-word="false"/>
      <style:text-properties officeooo:rsid="0038e99a" officeooo:paragraph-rsid="0038e99a"/>
    </style:style>
    <style:style style:name="P54" style:family="paragraph" style:parent-style-name="Text_20_body">
      <style:text-properties officeooo:rsid="0038e99a" officeooo:paragraph-rsid="00619bef"/>
    </style:style>
    <style:style style:name="P55" style:family="paragraph" style:parent-style-name="Text_20_body">
      <style:text-properties officeooo:paragraph-rsid="003a0b2d"/>
    </style:style>
    <style:style style:name="P56" style:family="paragraph" style:parent-style-name="Text_20_body">
      <style:text-properties officeooo:rsid="003a0b2d" officeooo:paragraph-rsid="003a0b2d"/>
    </style:style>
    <style:style style:name="P57" style:family="paragraph" style:parent-style-name="Text_20_body">
      <style:text-properties officeooo:rsid="003bee15" officeooo:paragraph-rsid="003bee15"/>
    </style:style>
    <style:style style:name="P58" style:family="paragraph" style:parent-style-name="Text_20_body">
      <style:text-properties officeooo:rsid="003d4779" officeooo:paragraph-rsid="003d4779"/>
    </style:style>
    <style:style style:name="P59" style:family="paragraph" style:parent-style-name="Text_20_body">
      <style:text-properties officeooo:paragraph-rsid="00404123"/>
    </style:style>
    <style:style style:name="P60" style:family="paragraph" style:parent-style-name="Text_20_body">
      <style:text-properties officeooo:paragraph-rsid="004067ce"/>
    </style:style>
    <style:style style:name="P61" style:family="paragraph" style:parent-style-name="Text_20_body">
      <style:text-properties officeooo:rsid="004067ce" officeooo:paragraph-rsid="004067ce"/>
    </style:style>
    <style:style style:name="P62" style:family="paragraph" style:parent-style-name="Text_20_body">
      <style:text-properties officeooo:paragraph-rsid="0043bcbc"/>
    </style:style>
    <style:style style:name="P63" style:family="paragraph" style:parent-style-name="Text_20_body">
      <style:text-properties officeooo:rsid="0043bcbc" officeooo:paragraph-rsid="0043bcbc"/>
    </style:style>
    <style:style style:name="P64" style:family="paragraph" style:parent-style-name="Text_20_body">
      <style:text-properties officeooo:rsid="0043e7cd" officeooo:paragraph-rsid="0043e7cd"/>
    </style:style>
    <style:style style:name="P65" style:family="paragraph" style:parent-style-name="Text_20_body">
      <style:text-properties officeooo:rsid="0043e7cd" officeooo:paragraph-rsid="00453cbe"/>
    </style:style>
    <style:style style:name="P66" style:family="paragraph" style:parent-style-name="Text_20_body">
      <style:text-properties officeooo:rsid="00453cbe" officeooo:paragraph-rsid="00453cbe"/>
    </style:style>
    <style:style style:name="P67" style:family="paragraph" style:parent-style-name="Text_20_body">
      <style:text-properties officeooo:paragraph-rsid="00453cbe"/>
    </style:style>
    <style:style style:name="P68" style:family="paragraph" style:parent-style-name="Text_20_body">
      <style:text-properties officeooo:rsid="00456607" officeooo:paragraph-rsid="00456607"/>
    </style:style>
    <style:style style:name="P69" style:family="paragraph" style:parent-style-name="Text_20_body">
      <style:text-properties officeooo:rsid="0046e87a" officeooo:paragraph-rsid="0046e87a"/>
    </style:style>
    <style:style style:name="P70" style:family="paragraph" style:parent-style-name="Text_20_body">
      <style:text-properties officeooo:rsid="004a1022" officeooo:paragraph-rsid="004a1022"/>
    </style:style>
    <style:style style:name="P71" style:family="paragraph" style:parent-style-name="Text_20_body">
      <style:text-properties officeooo:rsid="004dc018" officeooo:paragraph-rsid="004dc018"/>
    </style:style>
    <style:style style:name="P72" style:family="paragraph" style:parent-style-name="Text_20_body">
      <style:text-properties officeooo:rsid="004f017a" officeooo:paragraph-rsid="004f017a"/>
    </style:style>
    <style:style style:name="P73" style:family="paragraph" style:parent-style-name="Text_20_body">
      <style:text-properties officeooo:paragraph-rsid="004f017a"/>
    </style:style>
    <style:style style:name="P74" style:family="paragraph" style:parent-style-name="Text_20_body">
      <style:text-properties officeooo:rsid="004f71ed" officeooo:paragraph-rsid="004f71ed"/>
    </style:style>
    <style:style style:name="P75" style:family="paragraph" style:parent-style-name="Text_20_body">
      <style:text-properties officeooo:rsid="004f71ed" officeooo:paragraph-rsid="0061cd34"/>
    </style:style>
    <style:style style:name="P76" style:family="paragraph" style:parent-style-name="Text_20_body">
      <style:text-properties officeooo:rsid="00508c8b" officeooo:paragraph-rsid="00508c8b"/>
    </style:style>
    <style:style style:name="P77" style:family="paragraph" style:parent-style-name="Text_20_body">
      <style:text-properties officeooo:rsid="0050ead5" officeooo:paragraph-rsid="0050ead5"/>
    </style:style>
    <style:style style:name="P78" style:family="paragraph" style:parent-style-name="Text_20_body">
      <style:text-properties officeooo:rsid="0052d9f2" officeooo:paragraph-rsid="0052d9f2"/>
    </style:style>
    <style:style style:name="P79" style:family="paragraph" style:parent-style-name="Text_20_body">
      <style:text-properties officeooo:paragraph-rsid="0052d9f2"/>
    </style:style>
    <style:style style:name="P80" style:family="paragraph" style:parent-style-name="Text_20_body">
      <style:text-properties officeooo:paragraph-rsid="00548fd8"/>
    </style:style>
    <style:style style:name="P81" style:family="paragraph" style:parent-style-name="Text_20_body">
      <style:text-properties officeooo:rsid="00548fd8" officeooo:paragraph-rsid="00548fd8"/>
    </style:style>
    <style:style style:name="P82" style:family="paragraph" style:parent-style-name="Text_20_body">
      <style:text-properties officeooo:rsid="0055139f" officeooo:paragraph-rsid="0055139f"/>
    </style:style>
    <style:style style:name="P83" style:family="paragraph" style:parent-style-name="Text_20_body">
      <style:text-properties officeooo:rsid="005e5b91" officeooo:paragraph-rsid="005e5b91"/>
    </style:style>
    <style:style style:name="P84" style:family="paragraph" style:parent-style-name="Text_20_body">
      <style:text-properties officeooo:paragraph-rsid="00572a63"/>
    </style:style>
    <style:style style:name="P85" style:family="paragraph" style:parent-style-name="Text_20_body">
      <style:text-properties officeooo:rsid="005a8b3e" officeooo:paragraph-rsid="005a8b3e"/>
    </style:style>
    <style:style style:name="P86" style:family="paragraph" style:parent-style-name="Text_20_body">
      <style:text-properties officeooo:paragraph-rsid="005c553e"/>
    </style:style>
    <style:style style:name="P87" style:family="paragraph" style:parent-style-name="Text_20_body">
      <style:text-properties officeooo:rsid="005e1908" officeooo:paragraph-rsid="005e1908"/>
    </style:style>
    <style:style style:name="P88" style:family="paragraph" style:parent-style-name="Text_20_body">
      <style:text-properties officeooo:rsid="005e1908" officeooo:paragraph-rsid="005fa34a"/>
    </style:style>
    <style:style style:name="P89" style:family="paragraph" style:parent-style-name="Text_20_body">
      <style:text-properties officeooo:rsid="00619bef" officeooo:paragraph-rsid="00619bef"/>
    </style:style>
    <style:style style:name="P90" style:family="paragraph" style:parent-style-name="Text_20_body">
      <style:text-properties officeooo:rsid="006f5cf1" officeooo:paragraph-rsid="0061ff02"/>
    </style:style>
    <style:style style:name="P91" style:family="paragraph" style:parent-style-name="Text_20_body">
      <style:text-properties officeooo:rsid="0063b073" officeooo:paragraph-rsid="0063b073"/>
    </style:style>
    <style:style style:name="P92" style:family="paragraph" style:parent-style-name="Text_20_body">
      <style:text-properties officeooo:paragraph-rsid="0063b073"/>
    </style:style>
    <style:style style:name="P93" style:family="paragraph" style:parent-style-name="Standard">
      <style:text-properties officeooo:rsid="00283fea" officeooo:paragraph-rsid="00283fea"/>
    </style:style>
    <style:style style:name="P94" style:family="paragraph" style:parent-style-name="Standard">
      <style:text-properties officeooo:rsid="00283fea" officeooo:paragraph-rsid="0048be59"/>
    </style:style>
    <style:style style:name="P95" style:family="paragraph" style:parent-style-name="Standard">
      <style:text-properties officeooo:rsid="00283fea" officeooo:paragraph-rsid="00497fd6"/>
    </style:style>
    <style:style style:name="P96" style:family="paragraph" style:parent-style-name="Standard">
      <style:text-properties officeooo:rsid="002b58b4" officeooo:paragraph-rsid="002b58b4"/>
    </style:style>
    <style:style style:name="P97" style:family="paragraph" style:parent-style-name="Standard">
      <style:text-properties officeooo:rsid="001e3533"/>
    </style:style>
    <style:style style:name="P98" style:family="paragraph" style:parent-style-name="Standard">
      <style:text-properties officeooo:rsid="003efe21" officeooo:paragraph-rsid="0048be59"/>
    </style:style>
    <style:style style:name="P99" style:family="paragraph" style:parent-style-name="Standard">
      <style:text-properties officeooo:rsid="003efe21" officeooo:paragraph-rsid="004a1022"/>
    </style:style>
    <style:style style:name="P100" style:family="paragraph" style:parent-style-name="Standard">
      <style:text-properties officeooo:rsid="0048be59" officeooo:paragraph-rsid="0048be59"/>
    </style:style>
    <style:style style:name="P101" style:family="paragraph" style:parent-style-name="Standard">
      <style:text-properties fo:font-weight="bold" officeooo:rsid="0048be59" officeooo:paragraph-rsid="0048be59" style:font-weight-asian="bold" style:font-weight-complex="bold"/>
    </style:style>
    <style:style style:name="P102" style:family="paragraph" style:parent-style-name="Standard">
      <style:text-properties officeooo:rsid="004a1022" officeooo:paragraph-rsid="004a1022"/>
    </style:style>
    <style:style style:name="P103" style:family="paragraph" style:parent-style-name="Preformatted_20_Text">
      <style:text-properties fo:font-weight="bold" style:font-weight-asian="bold" style:font-weight-complex="bold"/>
    </style:style>
    <style:style style:name="P104" style:family="paragraph" style:parent-style-name="Preformatted_20_Text">
      <style:text-properties fo:font-weight="bold" officeooo:rsid="0048be59" officeooo:paragraph-rsid="0048be59" style:font-weight-asian="bold" style:font-weight-complex="bold"/>
    </style:style>
    <style:style style:name="P105" style:family="paragraph" style:parent-style-name="Preformatted_20_Text">
      <style:text-properties fo:font-weight="bold" officeooo:paragraph-rsid="00497fd6" style:font-weight-asian="bold" style:font-weight-complex="bold"/>
    </style:style>
    <style:style style:name="P106" style:family="paragraph" style:parent-style-name="Preformatted_20_Text">
      <style:text-properties fo:font-weight="bold" officeooo:paragraph-rsid="004a1022" style:font-weight-asian="bold" style:font-weight-complex="bold"/>
    </style:style>
    <style:style style:name="P107" style:family="paragraph" style:parent-style-name="Preformatted_20_Text">
      <style:text-properties officeooo:rsid="002bc4dc" officeooo:paragraph-rsid="003a0b2d"/>
    </style:style>
    <style:style style:name="P108" style:family="paragraph" style:parent-style-name="Preformatted_20_Text">
      <style:text-properties officeooo:paragraph-rsid="002d4b42"/>
    </style:style>
    <style:style style:name="P109" style:family="paragraph" style:parent-style-name="Preformatted_20_Text">
      <style:text-properties officeooo:paragraph-rsid="0030dc46"/>
    </style:style>
    <style:style style:name="P110" style:family="paragraph" style:parent-style-name="Preformatted_20_Text">
      <style:text-properties officeooo:rsid="0030dc46" officeooo:paragraph-rsid="0030dc46"/>
    </style:style>
    <style:style style:name="P111" style:family="paragraph" style:parent-style-name="Preformatted_20_Text">
      <style:text-properties officeooo:paragraph-rsid="00385d35"/>
    </style:style>
    <style:style style:name="P112" style:family="paragraph" style:parent-style-name="Preformatted_20_Text">
      <style:text-properties officeooo:rsid="00385d35" officeooo:paragraph-rsid="00385d35"/>
    </style:style>
    <style:style style:name="P113" style:family="paragraph" style:parent-style-name="Preformatted_20_Text">
      <style:text-properties officeooo:rsid="00385d35" officeooo:paragraph-rsid="004067ce"/>
    </style:style>
    <style:style style:name="P114" style:family="paragraph" style:parent-style-name="Preformatted_20_Text">
      <style:text-properties officeooo:rsid="00385d35" officeooo:paragraph-rsid="0063b073"/>
    </style:style>
    <style:style style:name="P115" style:family="paragraph" style:parent-style-name="Preformatted_20_Text">
      <style:text-properties officeooo:paragraph-rsid="003a0b2d"/>
    </style:style>
    <style:style style:name="P116" style:family="paragraph" style:parent-style-name="Preformatted_20_Text">
      <style:text-properties officeooo:paragraph-rsid="004067ce"/>
    </style:style>
    <style:style style:name="P117" style:family="paragraph" style:parent-style-name="Preformatted_20_Text">
      <style:text-properties officeooo:rsid="004067ce" officeooo:paragraph-rsid="004067ce"/>
    </style:style>
    <style:style style:name="P118" style:family="paragraph" style:parent-style-name="Preformatted_20_Text">
      <style:text-properties officeooo:rsid="004067ce" officeooo:paragraph-rsid="0043e7cd"/>
    </style:style>
    <style:style style:name="P119" style:family="paragraph" style:parent-style-name="Preformatted_20_Text">
      <style:text-properties officeooo:rsid="004067ce" officeooo:paragraph-rsid="00453cbe"/>
    </style:style>
    <style:style style:name="P120" style:family="paragraph" style:parent-style-name="Preformatted_20_Text">
      <style:text-properties officeooo:rsid="004067ce" officeooo:paragraph-rsid="004f71ed"/>
    </style:style>
    <style:style style:name="P121" style:family="paragraph" style:parent-style-name="Preformatted_20_Text">
      <style:text-properties officeooo:rsid="004067ce" officeooo:paragraph-rsid="0061ff02"/>
    </style:style>
    <style:style style:name="P122" style:family="paragraph" style:parent-style-name="Preformatted_20_Text">
      <style:text-properties officeooo:paragraph-rsid="0043bcbc"/>
    </style:style>
    <style:style style:name="P123" style:family="paragraph" style:parent-style-name="Preformatted_20_Text">
      <style:text-properties officeooo:paragraph-rsid="0043e7cd"/>
    </style:style>
    <style:style style:name="P124" style:family="paragraph" style:parent-style-name="Preformatted_20_Text">
      <style:text-properties officeooo:paragraph-rsid="00453cbe"/>
    </style:style>
    <style:style style:name="P125" style:family="paragraph" style:parent-style-name="Preformatted_20_Text">
      <style:text-properties officeooo:rsid="00453cbe" officeooo:paragraph-rsid="00453cbe"/>
    </style:style>
    <style:style style:name="P126" style:family="paragraph" style:parent-style-name="Preformatted_20_Text">
      <style:text-properties officeooo:rsid="00453cbe" officeooo:paragraph-rsid="004f71ed"/>
    </style:style>
    <style:style style:name="P127" style:family="paragraph" style:parent-style-name="Preformatted_20_Text">
      <style:text-properties officeooo:paragraph-rsid="0048be59"/>
    </style:style>
    <style:style style:name="P128" style:family="paragraph" style:parent-style-name="Preformatted_20_Text">
      <style:text-properties officeooo:rsid="0048be59" officeooo:paragraph-rsid="0048be59"/>
    </style:style>
    <style:style style:name="P129" style:family="paragraph" style:parent-style-name="Preformatted_20_Text">
      <style:text-properties officeooo:paragraph-rsid="00497fd6"/>
    </style:style>
    <style:style style:name="P130" style:family="paragraph" style:parent-style-name="Preformatted_20_Text">
      <style:text-properties officeooo:paragraph-rsid="004a1022"/>
    </style:style>
    <style:style style:name="P131" style:family="paragraph" style:parent-style-name="Preformatted_20_Text">
      <style:text-properties officeooo:rsid="004a1022" officeooo:paragraph-rsid="004a1022"/>
    </style:style>
    <style:style style:name="P132" style:family="paragraph" style:parent-style-name="Preformatted_20_Text">
      <style:text-properties officeooo:paragraph-rsid="004dc018"/>
    </style:style>
    <style:style style:name="P133" style:family="paragraph" style:parent-style-name="Preformatted_20_Text">
      <style:text-properties officeooo:paragraph-rsid="004f017a"/>
    </style:style>
    <style:style style:name="P134" style:family="paragraph" style:parent-style-name="Preformatted_20_Text">
      <style:text-properties officeooo:rsid="004f017a" officeooo:paragraph-rsid="004f017a"/>
    </style:style>
    <style:style style:name="P135" style:family="paragraph" style:parent-style-name="Preformatted_20_Text">
      <style:text-properties officeooo:paragraph-rsid="004f71ed"/>
    </style:style>
    <style:style style:name="P136" style:family="paragraph" style:parent-style-name="Preformatted_20_Text">
      <style:text-properties officeooo:paragraph-rsid="00548fd8"/>
    </style:style>
    <style:style style:name="P137" style:family="paragraph" style:parent-style-name="Preformatted_20_Text">
      <style:text-properties officeooo:rsid="0055139f" officeooo:paragraph-rsid="0055139f"/>
    </style:style>
    <style:style style:name="P138" style:family="paragraph" style:parent-style-name="Preformatted_20_Text">
      <style:text-properties officeooo:rsid="00668d1a" officeooo:paragraph-rsid="005c553e"/>
    </style:style>
    <style:style style:name="P139" style:family="paragraph" style:parent-style-name="Preformatted_20_Text">
      <style:text-properties officeooo:paragraph-rsid="0061cd34"/>
    </style:style>
    <style:style style:name="P140" style:family="paragraph" style:parent-style-name="Preformatted_20_Text">
      <style:text-properties officeooo:rsid="0061cd34" officeooo:paragraph-rsid="0061cd34"/>
    </style:style>
    <style:style style:name="P141" style:family="paragraph" style:parent-style-name="Preformatted_20_Text">
      <style:text-properties officeooo:rsid="0064f1ff" officeooo:paragraph-rsid="0061ff02"/>
    </style:style>
    <style:style style:name="P142" style:family="paragraph" style:parent-style-name="Preformatted_20_Text">
      <style:text-properties officeooo:rsid="006f5cf1" officeooo:paragraph-rsid="0061ff02"/>
    </style:style>
    <style:style style:name="P143" style:family="paragraph" style:parent-style-name="Preformatted_20_Text">
      <style:text-properties officeooo:paragraph-rsid="0063b073"/>
    </style:style>
    <style:style style:name="P144" style:family="paragraph" style:parent-style-name="Heading_20_2">
      <style:text-properties officeooo:rsid="006f5cf1" officeooo:paragraph-rsid="0061ff02"/>
    </style:style>
    <style:style style:name="P145" style:family="paragraph" style:parent-style-name="Heading_20_2">
      <style:text-properties officeooo:paragraph-rsid="0061ff02"/>
    </style:style>
    <style:style style:name="P146" style:family="paragraph" style:parent-style-name="Heading_20_2">
      <style:text-properties officeooo:rsid="0023dfb1" officeooo:paragraph-rsid="0023dfb1"/>
    </style:style>
    <style:style style:name="P147" style:family="paragraph" style:parent-style-name="Heading_20_2">
      <style:text-properties officeooo:paragraph-rsid="0023dfb1"/>
    </style:style>
    <style:style style:name="P148" style:family="paragraph" style:parent-style-name="Heading_20_2">
      <style:text-properties officeooo:rsid="001e3533" officeooo:paragraph-rsid="0043bcbc"/>
    </style:style>
    <style:style style:name="P149" style:family="paragraph" style:parent-style-name="Heading_20_2">
      <style:text-properties officeooo:paragraph-rsid="004f71ed"/>
    </style:style>
    <style:style style:name="P150" style:family="paragraph" style:parent-style-name="Heading_20_2">
      <style:text-properties officeooo:rsid="0058d829" officeooo:paragraph-rsid="0058d829"/>
    </style:style>
    <style:style style:name="P151" style:family="paragraph" style:parent-style-name="Heading_20_2">
      <style:text-properties officeooo:rsid="004a1022" officeooo:paragraph-rsid="004a1022"/>
    </style:style>
    <style:style style:name="P152" style:family="paragraph" style:parent-style-name="Heading_20_2">
      <style:text-properties officeooo:rsid="00338d0f" officeooo:paragraph-rsid="00338d0f"/>
    </style:style>
    <style:style style:name="P153" style:family="paragraph" style:parent-style-name="Heading_20_2">
      <style:text-properties officeooo:paragraph-rsid="004a1022"/>
    </style:style>
    <style:style style:name="P154" style:family="paragraph" style:parent-style-name="Heading_20_2">
      <style:text-properties officeooo:paragraph-rsid="00497fd6"/>
    </style:style>
    <style:style style:name="P155" style:family="paragraph" style:parent-style-name="Heading_20_2">
      <style:text-properties officeooo:rsid="0048be59" officeooo:paragraph-rsid="00497fd6"/>
    </style:style>
    <style:style style:name="P156" style:family="paragraph" style:parent-style-name="Heading_20_3">
      <style:text-properties officeooo:rsid="0052d9f2" officeooo:paragraph-rsid="0052d9f2"/>
    </style:style>
    <style:style style:name="P157" style:family="paragraph" style:parent-style-name="Heading_20_3">
      <style:text-properties officeooo:rsid="002f72a7" officeooo:paragraph-rsid="002f72a7"/>
    </style:style>
    <style:style style:name="P158" style:family="paragraph" style:parent-style-name="Heading_20_3">
      <style:text-properties officeooo:rsid="001c9d1a" officeooo:paragraph-rsid="001c9d1a"/>
    </style:style>
    <style:style style:name="P159" style:family="paragraph" style:parent-style-name="Heading_20_3">
      <style:text-properties officeooo:paragraph-rsid="001c9d1a"/>
    </style:style>
    <style:style style:name="P160" style:family="paragraph" style:parent-style-name="Heading_20_3">
      <style:text-properties officeooo:rsid="002d4b42" officeooo:paragraph-rsid="002d4b42"/>
    </style:style>
    <style:style style:name="P161" style:family="paragraph" style:parent-style-name="Heading_20_3">
      <style:text-properties officeooo:paragraph-rsid="003a0b2d"/>
    </style:style>
    <style:style style:name="P162" style:family="paragraph" style:parent-style-name="Heading_20_3">
      <style:text-properties officeooo:rsid="0030dc46" officeooo:paragraph-rsid="003518dc"/>
    </style:style>
    <style:style style:name="P163" style:family="paragraph" style:parent-style-name="Heading_20_3">
      <style:text-properties officeooo:rsid="0030069c" officeooo:paragraph-rsid="003a0b2d"/>
    </style:style>
    <style:style style:name="P164" style:family="paragraph" style:parent-style-name="Heading_20_3">
      <style:text-properties officeooo:paragraph-rsid="00453cbe"/>
    </style:style>
    <style:style style:name="P165" style:family="paragraph" style:parent-style-name="Heading_20_3">
      <style:text-properties officeooo:paragraph-rsid="00548fd8"/>
    </style:style>
    <style:style style:name="P166" style:family="paragraph" style:parent-style-name="Heading_20_3">
      <style:text-properties officeooo:rsid="004f017a" officeooo:paragraph-rsid="004f017a"/>
    </style:style>
    <style:style style:name="P167" style:family="paragraph" style:parent-style-name="Heading_20_3">
      <style:text-properties officeooo:rsid="0063b073" officeooo:paragraph-rsid="0063b073"/>
    </style:style>
    <style:style style:name="P168" style:family="paragraph" style:parent-style-name="Heading_20_3">
      <style:text-properties officeooo:rsid="0063b073" officeooo:paragraph-rsid="0065a590"/>
    </style:style>
    <style:style style:name="P169" style:family="paragraph" style:parent-style-name="Heading_20_3">
      <style:text-properties officeooo:rsid="00385d35" officeooo:paragraph-rsid="0063b073"/>
    </style:style>
    <style:style style:name="P170" style:family="paragraph" style:parent-style-name="Heading_20_3">
      <style:text-properties officeooo:rsid="00385d35" officeooo:paragraph-rsid="004f017a"/>
    </style:style>
    <style:style style:name="P171" style:family="paragraph" style:parent-style-name="Heading_20_3">
      <style:text-properties officeooo:rsid="00385d35" officeooo:paragraph-rsid="004067ce"/>
    </style:style>
    <style:style style:name="P172" style:family="paragraph" style:parent-style-name="Heading_20_3">
      <style:text-properties officeooo:rsid="00385d35" officeooo:paragraph-rsid="0043bcbc"/>
    </style:style>
    <style:style style:name="P173" style:family="paragraph" style:parent-style-name="Heading_20_3">
      <style:text-properties officeooo:rsid="0065a590" officeooo:paragraph-rsid="0065a590"/>
    </style:style>
    <style:style style:name="P174" style:family="paragraph" style:parent-style-name="Text_20_body" style:list-style-name="L1">
      <style:text-properties officeooo:paragraph-rsid="001f6da2"/>
    </style:style>
    <style:style style:name="P175" style:family="paragraph" style:parent-style-name="Text_20_body" style:list-style-name="L1">
      <style:text-properties officeooo:rsid="003518dc" officeooo:paragraph-rsid="003518dc"/>
    </style:style>
    <style:style style:name="P176" style:family="paragraph" style:parent-style-name="Text_20_body" style:list-style-name="L1">
      <style:text-properties officeooo:rsid="00377f0b" officeooo:paragraph-rsid="00377f0b"/>
    </style:style>
    <style:style style:name="P177" style:family="paragraph" style:parent-style-name="Text_20_body" style:list-style-name="L1">
      <style:text-properties officeooo:rsid="0038e99a" officeooo:paragraph-rsid="0038e99a"/>
    </style:style>
    <style:style style:name="P178" style:family="paragraph" style:parent-style-name="Text_20_body" style:list-style-name="L1">
      <style:text-properties officeooo:rsid="004a1022" officeooo:paragraph-rsid="004a1022"/>
    </style:style>
    <style:style style:name="P179" style:family="paragraph" style:parent-style-name="Text_20_body" style:list-style-name="L1">
      <style:text-properties officeooo:rsid="0055139f" officeooo:paragraph-rsid="0055139f"/>
    </style:style>
    <style:style style:name="P180" style:family="paragraph" style:parent-style-name="Text_20_body" style:list-style-name="L2">
      <style:text-properties officeooo:rsid="0058d829" officeooo:paragraph-rsid="0058d829"/>
    </style:style>
    <style:style style:name="P181" style:family="paragraph" style:parent-style-name="Text_20_body">
      <style:text-properties officeooo:rsid="00453cbe" officeooo:paragraph-rsid="0065a590"/>
    </style:style>
    <style:style style:name="P182" style:family="paragraph" style:parent-style-name="Text_20_body">
      <style:text-properties officeooo:rsid="0043bcbc" officeooo:paragraph-rsid="0065a590"/>
    </style:style>
    <style:style style:name="P183" style:family="paragraph" style:parent-style-name="Text_20_body">
      <style:text-properties fo:font-weight="bold" officeooo:rsid="0043e7cd" officeooo:paragraph-rsid="0065a590" style:font-weight-asian="bold" style:font-weight-complex="bold"/>
    </style:style>
    <style:style style:name="P184" style:family="paragraph" style:parent-style-name="Text_20_body">
      <style:text-properties officeooo:rsid="0043e7cd" officeooo:paragraph-rsid="0065a590"/>
    </style:style>
    <style:style style:name="P185" style:family="paragraph" style:parent-style-name="Text_20_body">
      <style:text-properties officeooo:rsid="004dc018" officeooo:paragraph-rsid="0065a590"/>
    </style:style>
    <style:style style:name="P186" style:family="paragraph" style:parent-style-name="Text_20_body">
      <style:text-properties officeooo:paragraph-rsid="0065a590"/>
    </style:style>
    <style:style style:name="P187" style:family="paragraph" style:parent-style-name="Text_20_body">
      <style:text-properties officeooo:rsid="0065a590" officeooo:paragraph-rsid="0065a590"/>
    </style:style>
    <style:style style:name="P188" style:family="paragraph" style:parent-style-name="Text_20_body" style:list-style-name="L1">
      <style:text-properties officeooo:rsid="0065a590" officeooo:paragraph-rsid="0065a590"/>
    </style:style>
    <style:style style:name="P189" style:family="paragraph" style:parent-style-name="Preformatted_20_Text">
      <style:text-properties officeooo:rsid="00668d1a" officeooo:paragraph-rsid="0065a590"/>
    </style:style>
    <style:style style:name="P190" style:family="paragraph" style:parent-style-name="Preformatted_20_Text">
      <style:text-properties officeooo:rsid="004067ce" officeooo:paragraph-rsid="0065a590"/>
    </style:style>
    <style:style style:name="P191" style:family="paragraph" style:parent-style-name="Preformatted_20_Text">
      <style:text-properties officeooo:rsid="00453cbe" officeooo:paragraph-rsid="0065a590"/>
    </style:style>
    <style:style style:name="P192" style:family="paragraph" style:parent-style-name="Preformatted_20_Text">
      <style:text-properties officeooo:paragraph-rsid="0065a590"/>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italic" officeooo:rsid="0065a59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63e8e"/>
    </style:style>
    <style:style style:name="T27" style:family="text">
      <style:text-properties officeooo:rsid="00273975"/>
    </style:style>
    <style:style style:name="T28" style:family="text">
      <style:text-properties officeooo:rsid="00283fea"/>
    </style:style>
    <style:style style:name="T29" style:family="text">
      <style:text-properties officeooo:rsid="00298b3b"/>
    </style:style>
    <style:style style:name="T30" style:family="text">
      <style:text-properties officeooo:rsid="002a2823"/>
    </style:style>
    <style:style style:name="T31" style:family="text">
      <style:text-properties officeooo:rsid="002b58b4"/>
    </style:style>
    <style:style style:name="T32" style:family="text">
      <style:text-properties officeooo:rsid="002bc4dc"/>
    </style:style>
    <style:style style:name="T33" style:family="text">
      <style:text-properties officeooo:rsid="002d4b42"/>
    </style:style>
    <style:style style:name="T34" style:family="text">
      <style:text-properties officeooo:rsid="002e7468"/>
    </style:style>
    <style:style style:name="T35" style:family="text">
      <style:text-properties officeooo:rsid="002f72a7"/>
    </style:style>
    <style:style style:name="T36" style:family="text">
      <style:text-properties officeooo:rsid="0030069c"/>
    </style:style>
    <style:style style:name="T37" style:family="text">
      <style:text-properties officeooo:rsid="0030dc46"/>
    </style:style>
    <style:style style:name="T38" style:family="text">
      <style:text-properties officeooo:rsid="00338d0f"/>
    </style:style>
    <style:style style:name="T39" style:family="text">
      <style:text-properties officeooo:rsid="003518dc"/>
    </style:style>
    <style:style style:name="T40" style:family="text">
      <style:text-properties officeooo:rsid="00362d69"/>
    </style:style>
    <style:style style:name="T41" style:family="text">
      <style:text-properties officeooo:rsid="00377f0b"/>
    </style:style>
    <style:style style:name="T42" style:family="text">
      <style:text-properties officeooo:rsid="00385d35"/>
    </style:style>
    <style:style style:name="T43" style:family="text">
      <style:text-properties officeooo:rsid="0038e99a"/>
    </style:style>
    <style:style style:name="T44" style:family="text">
      <style:text-properties officeooo:rsid="003d4779"/>
    </style:style>
    <style:style style:name="T45" style:family="text">
      <style:text-properties officeooo:rsid="00404123"/>
    </style:style>
    <style:style style:name="T46" style:family="text">
      <style:text-properties officeooo:rsid="004067ce"/>
    </style:style>
    <style:style style:name="T47" style:family="text">
      <style:text-properties officeooo:rsid="0043bcbc"/>
    </style:style>
    <style:style style:name="T48" style:family="text">
      <style:text-properties officeooo:rsid="0043e7cd"/>
    </style:style>
    <style:style style:name="T49" style:family="text">
      <style:text-properties officeooo:rsid="00453cbe"/>
    </style:style>
    <style:style style:name="T50" style:family="text">
      <style:text-properties officeooo:rsid="0046e87a"/>
    </style:style>
    <style:style style:name="T51" style:family="text">
      <style:text-properties officeooo:rsid="0048be59"/>
    </style:style>
    <style:style style:name="T52" style:family="text">
      <style:text-properties officeooo:rsid="004a1022"/>
    </style:style>
    <style:style style:name="T53" style:family="text">
      <style:text-properties fo:font-weight="normal" officeooo:rsid="004a1022" style:font-weight-asian="normal" style:font-weight-complex="normal"/>
    </style:style>
    <style:style style:name="T54" style:family="text">
      <style:text-properties officeooo:rsid="004dc018"/>
    </style:style>
    <style:style style:name="T55" style:family="text">
      <style:text-properties officeooo:rsid="004f017a"/>
    </style:style>
    <style:style style:name="T56" style:family="text">
      <style:text-properties officeooo:rsid="004f71ed"/>
    </style:style>
    <style:style style:name="T57" style:family="text">
      <style:text-properties officeooo:rsid="00508c8b"/>
    </style:style>
    <style:style style:name="T58" style:family="text">
      <style:text-properties officeooo:rsid="0050ead5"/>
    </style:style>
    <style:style style:name="T59" style:family="text">
      <style:text-properties officeooo:rsid="0052d9f2"/>
    </style:style>
    <style:style style:name="T60" style:family="text">
      <style:text-properties officeooo:rsid="00548fd8"/>
    </style:style>
    <style:style style:name="T61" style:family="text">
      <style:text-properties officeooo:rsid="0055139f"/>
    </style:style>
    <style:style style:name="T62" style:family="text">
      <style:text-properties officeooo:rsid="005e5b91"/>
    </style:style>
    <style:style style:name="T63" style:family="text">
      <style:text-properties officeooo:rsid="0065548d"/>
    </style:style>
    <style:style style:name="T64" style:family="text">
      <style:text-properties officeooo:rsid="005e1908"/>
    </style:style>
    <style:style style:name="T65" style:family="text">
      <style:text-properties officeooo:rsid="006861f2"/>
    </style:style>
    <style:style style:name="T66" style:family="text">
      <style:text-properties officeooo:rsid="00619bef"/>
    </style:style>
    <style:style style:name="T67" style:family="text">
      <style:text-properties officeooo:rsid="0061cd34"/>
    </style:style>
    <style:style style:name="T68" style:family="text">
      <style:text-properties officeooo:rsid="006f5cf1"/>
    </style:style>
    <style:style style:name="T69" style:family="text">
      <style:text-properties officeooo:rsid="0063b073"/>
    </style:style>
    <style:style style:name="T70" style:family="text">
      <style:text-properties officeooo:rsid="0065a5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1">(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3">There is some up-front parsing that occurs, but not much.</text:span></text:p>
      <text:p text:style-name="Text_20_body"><text:span text:style-name="T21">The </text:span>BASIC-1965 <text:span text:style-name="T21">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9">and</text:span> that's <text:span text:style-name="T33">the only place</text:span> for text values.)</text:p>
      <text:p text:style-name="P58">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8">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4">function names, </text:span>and variable names must be in upper case. <text:span text:style-name="T33">Lower case causes an error.</text:span></text:p>
      <text:h text:style-name="P144" text:outline-level="2">Keywords and tokens</text:h>
      <text:p text:style-name="P90">This implementation of BASIC tokenizes the program text and then parses the tokens. This can lead to some problems, when legal constructs can be confused for keywords. For example:</text:p>
      <text:p text:style-name="P141"><text:span text:style-name="T68">1</text:span>0 <text:span text:style-name="T68">LET S = 1</text:span></text:p>
      <text:p text:style-name="P142">20 LET P = 10</text:p>
      <text:p text:style-name="P142">30 FOR I = S TO P</text:p>
      <text:p text:style-name="P142">40 PRINT I</text:p>
      <text:p text:style-name="P142">50 NEXT I</text:p>
      <text:p text:style-name="P142">99 END</text:p>
      <text:p text:style-name="P121"/>
      <text:p text:style-name="P90">The above program is legal, but will be parsed incorrectly. Line 30 contains the text "S TO P" which will be tokenized as "STOP" (remember that spaces are not significant) and not as the intended <text:soft-page-break/>variable S, keyword 'TO', and variable P.</text:p>
      <text:p text:style-name="P90">The solution is to use an underscore character, which is a break character for the tokenizer and a null token for the parser. The corrected program is:</text:p>
      <text:p text:style-name="P141"><text:span text:style-name="T68">1</text:span>0 <text:span text:style-name="T68">LET S = 1</text:span></text:p>
      <text:p text:style-name="P142">20 LET P = 10</text:p>
      <text:p text:style-name="P142">30 FOR I = S _ TO P</text:p>
      <text:p text:style-name="P142">40 PRINT I</text:p>
      <text:p text:style-name="P142">50 NEXT I</text:p>
      <text:p text:style-name="P142">99 END</text:p>
      <text:p text:style-name="P121"/>
      <text:p text:style-name="P90">The underscore stops the tokenizer and forces it to accept S as a variable and then procede with TOP wich will be tokenized as 'TO' and P.</text:p>
      <text:h text:style-name="P145" text:outline-level="2">Differences from K&amp;K BASIC</text:h>
      <text:p text:style-name="Text_20_body">I have changed a few things:</text:p>
      <text:list xml:id="list1546423831001490766" text:style-name="L1">
        <text:list-item>
          <text:p text:style-name="P174"><text:span text:style-name="T40">S</text:span>tatements <text:span text:style-name="T40">ar</text:span>e spaced properly <text:span text:style-name="T28">when listed (K&amp;K BASIC keeps the original spacing)</text:span></text:p>
        </text:list-item>
        <text:list-item>
          <text:p text:style-name="P175">The PRINT statement <text:span text:style-name="T40">semicolon operator spaces text items together and numeric items apart</text:span></text:p>
        </text:list-item>
        <text:list-item>
          <text:p text:style-name="P176">The RND() function can <text:span text:style-name="T44">have </text:span>zero parameters; when no value it returns a number from 0 to 100</text:p>
        </text:list-item>
        <text:list-item>
          <text:p text:style-name="P177">The RND(X) function uses the passed value as an upper bound for the result. <text:span text:style-name="T44">K&amp;K BASIC ignores this parameter. Use the –ignore-rnd-arg option to match K&amp;K.</text:span></text:p>
        </text:list-item>
        <text:list-item>
          <text:p text:style-name="P178">The MAT <text:span text:style-name="T54">assignment</text:span> statement dimensions the target variable, so <text:span text:style-name="T61">an earlier </text:span>DIM is not needed</text:p>
        </text:list-item>
        <text:list-item>
          <text:p text:style-name="P179">User-defined functions may have multiple parameters</text:p>
        </text:list-item>
        <text:list-item>
          <text:p text:style-name="P188">The ARR statements are not mentioned in Kemeny and Kurtz</text:p>
        </text:list-item>
      </text:list>
      <text:h text:style-name="Heading_20_1" text:outline-level="1">Running BASIC-1965</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5">loads</text:span> a specified BASIC program <text:span text:style-name="T45">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4">run </text:span><text:span text:style-name="T9">filename</text:span></text:p>
          </table:table-cell>
          <table:table-cell table:style-name="Table7.B2" office:value-type="string">
            <text:p text:style-name="P58">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58">Specifies the file to load and list. May be abbreviated as -l</text:p>
          </table:table-cell>
        </table:table-row>
        <table:table-row>
          <table:table-cell table:style-name="Table7.A2" office:value-type="string">
            <text:p text:style-name="P7">--<text:span text:style-name="T59">pretty-list </text:span><text:span text:style-name="T12">filename</text:span></text:p>
          </table:table-cell>
          <table:table-cell table:style-name="Table7.B2" office:value-type="string">
            <text:p text:style-name="P78">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3">P</text:span>rint each statement prior to executing it <text:span text:style-name="T43">(useful for debugging). Does the </text:span><text:soft-page-break/><text:span text:style-name="T43">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3">S</text:span>uppress the CPU time usage at the end of the output. <text:span text:style-name="T43">Useful for comparing output when running tests.</text:span></text:p>
          </table:table-cell>
        </table:table-row>
        <table:table-row>
          <table:table-cell table:style-name="Table7.A2" office:value-type="string">
            <text:p text:style-name="P52">--tty</text:p>
          </table:table-cell>
          <table:table-cell table:style-name="Table7.B2" office:value-type="string">
            <text:p text:style-name="P52">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2">--<text:span text:style-name="T57">print-width </text:span><text:span text:style-name="T11">width</text:span></text:p>
          </table:table-cell>
          <table:table-cell table:style-name="Table7.B2" office:value-type="string">
            <text:p text:style-name="P76">Specifies a print width. Lines will wrap at the specified column. Default value is 72.</text:p>
          </table:table-cell>
        </table:table-row>
        <table:table-row>
          <table:table-cell table:style-name="Table7.A2" office:value-type="string">
            <text:p text:style-name="P52">--<text:span text:style-name="T57">zone-width </text:span><text:span text:style-name="T11">width</text:span></text:p>
          </table:table-cell>
          <table:table-cell table:style-name="Table7.B2" office:value-type="string">
            <text:p text:style-name="P76">Specifies a zone width. PRINT statements will position output separated by commas in zones. Default is 16.</text:p>
          </table:table-cell>
        </table:table-row>
        <table:table-row>
          <table:table-cell table:style-name="Table7.A2" office:value-type="string">
            <text:p text:style-name="P52">--<text:span text:style-name="T62">echo-input</text:span></text:p>
          </table:table-cell>
          <table:table-cell table:style-name="Table7.B2" office:value-type="string">
            <text:p text:style-name="P83">Echoes console input to output. Useful in run mode when redirecting input from a text file.</text:p>
          </table:table-cell>
        </table:table-row>
        <table:table-row>
          <table:table-cell table:style-name="Table7.A2" office:value-type="string">
            <text:p text:style-name="P52">--<text:span text:style-name="T64">int-floor</text:span></text:p>
          </table:table-cell>
          <table:table-cell table:style-name="Table7.B2" office:value-type="string">
            <text:p text:style-name="P87">The INT function truncates towards negative infinity. (Normally towards zero.)</text:p>
          </table:table-cell>
        </table:table-row>
        <table:table-row>
          <table:table-cell table:style-name="Table7.A2" office:value-type="string">
            <text:p text:style-name="P52">--<text:span text:style-name="T64">ignore-rnd-arg</text:span></text:p>
          </table:table-cell>
          <table:table-cell table:style-name="Table7.B2" office:value-type="string">
            <text:p text:style-name="P88">The RND function ignores its argument and provides a number between zero and one. <text:span text:style-name="T65">This matches the behavior of certain BASICs, including K&amp;K.</text:span></text:p>
          </table:table-cell>
        </table:table-row>
        <table:table-row>
          <table:table-cell table:style-name="Table7.A2" office:value-type="string">
            <text:p text:style-name="P54">--<text:span text:style-name="T66">implied-semicolon</text:span></text:p>
          </table:table-cell>
          <table:table-cell table:style-name="Table7.B2" office:value-type="string">
            <text:p text:style-name="P89">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9">Loads a stored program into memory. <text:span text:style-name="T45">Sorts statements by line number.</text:span></text:p>
      <text:p text:style-name="P59">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3">[</text:span><text:span text:style-name="T5">line specification</text:span><text:span text:style-name="T33">]</text:span></text:p>
      <text:p text:style-name="P33"><text:soft-page-break/>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56" text:outline-level="3">PRETTY</text:h>
      <text:p text:style-name="P78">Lists the current program on the screen, adjusting the spacing between keywords, variable names, and constants.</text:p>
      <text:p text:style-name="P79">Syntax:<text:tab/><text:span text:style-name="T59">PRETTY</text:span> <text:span text:style-name="T33">[</text:span><text:span text:style-name="T5">line specification</text:span><text:span text:style-name="T33">]</text:span></text:p>
      <text:p text:style-name="P34">The line specification <text:span text:style-name="T59">is the same as the line specification for the LIST command</text:span>.</text:p>
      <text:h text:style-name="P157"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5">DELETE</text:span> <text:span text:style-name="T33">[</text:span><text:span text:style-name="T5">line specification</text:span><text:span text:style-name="T33">]</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8" text:outline-level="3">TRACE</text:h>
      <text:p text:style-name="P4">Runs the current program, <text:span text:style-name="T21">displaying each line prior to execution.</text:span></text:p>
      <text:p text:style-name="P4">Syntax:<text:tab/><text:span text:style-name="T21">TRACE</text:span></text:p>
      <text:p text:style-name="P72"><text:soft-page-break/>After the line is displayed and executed, certain statements (READ, LET, and IF) display additional information. READ displays the values read. LET displays the new value assigned. IF displays the two values, the operator, and the result ('true' or 'false').</text:p>
      <text:h text:style-name="P159"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4">Variable names consist of a single letter and an optional digit <text:span text:style-name="T30">and an optional subscript</text:span>. <text:span text:style-name="T63">Subscripts are enclosed in parentheses or square brackets.</text:span></text:p>
      <text:p text:style-name="P40">Valid names:<text:tab/>A, B, C, D1, E0, F, F1, F2, <text:span text:style-name="T30">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65 supports the following <text:span text:style-name="T32">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3">1</text:p>
          </table:table-cell>
        </table:table-row>
      </table:table>
      <text:p text:style-name="P10"/>
      <text:p text:style-name="P52">Parentheses may be used to force computations is a specific order. The expression A+B*C performs the multiplication first; the expression (A+B)*C performs the addition first.</text:p>
      <text:p text:style-name="P10"><text:soft-page-break/>Errors in computation (overflow, underflow, and divide by zero) cause execution to stop.</text:p>
      <text:p text:style-name="P10"/>
      <text:p text:style-name="P28">BASIC-1965 supports the following <text:span text:style-name="T32">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2">Boolean comparisons are permitted only within IF statements, and only one comparison is allowed per statement.</text:p>
      <text:h text:style-name="P146" text:outline-level="2">Numeric values</text:h>
      <text:p text:style-name="P23">Numeric values are either integers or floating point. <text:span text:style-name="T31">Integers are stored internally with Ruby's Fixnum class. </text:span>Floating point numbers are store<text:span text:style-name="T31">d</text:span> <text:span text:style-name="T31">as Ruby's Float </text:span>with full precision and printed with six significant digits.</text:p>
      <text:p text:style-name="P24">Numeric constants may be integer or real, and may use E-notation with unsigned exponents. The 'E' must be uppercase; a lowercase 'e' will be rejected. <text:span text:style-name="T32">Exponents may be signed or unsigned.</text:span></text:p>
      <text:p text:style-name="P27">Valid numeric constants: 0, 1, 2, -5, 17, 123456789, 1.03, -2.17, 1E4, -2E3, <text:span text:style-name="T33">1</text:span>E-2, <text:span text:style-name="T32">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5">sign for the </text:span>exponent must be <text:span text:style-name="T45">after the 'E'. (This expression will be parsed as the value 3.03 plus the contents of variable E3.)</text:span></text:p>
          </table:table-cell>
        </table:table-row>
        <table:table-row>
          <table:table-cell table:style-name="Table4.A2" office:value-type="string">
            <text:p text:style-name="P25"><text:span text:style-name="T33">1</text:span>e4</text:p>
          </table:table-cell>
          <table:table-cell table:style-name="Table4.B2" office:value-type="string">
            <text:p text:style-name="P33">The 'E' for exponent must be uppercase</text:p>
          </table:table-cell>
        </table:table-row>
      </table:table>
      <text:p text:style-name="P25"/>
      <text:h text:style-name="P147" text:outline-level="2">Program statements</text:h>
      <text:p text:style-name="Text_20_body">Program statements are stored as part of the program. Every program statement must have a line number.</text:p>
      <text:h text:style-name="P160" text:outline-level="3">Line numbers</text:h>
      <text:p text:style-name="P33">Line numbers are positive integers less than 10000.</text:p>
      <text:h text:style-name="Heading_20_3" text:outline-level="3"><text:soft-page-break/>Empty lines</text:h>
      <text:p text:style-name="P33">A line number with no following text is an empty line. It is retained as part of the program, but performs no action during execution.</text:p>
      <text:p text:style-name="P35">Examples:</text:p>
      <text:p text:style-name="P108">10</text:p>
      <text:p text:style-name="P108"><text:span text:style-name="T45">1</text:span>20</text:p>
      <text:p text:style-name="P108"><text:span text:style-name="T45">67</text:span>3<text:span text:style-name="T45">1</text:span></text:p>
      <text:h text:style-name="P161" text:outline-level="3">DATA</text:h>
      <text:p text:style-name="P55">Specifies values for READ <text:span text:style-name="T46">or MAT READ </text:span>statements</text:p>
      <text:p text:style-name="P55">Syntax:<text:tab/>DATA <text:span text:style-name="T1">value list</text:span></text:p>
      <text:p text:style-name="P55">Values must be numeric values separated by commas. <text:span text:style-name="T26">Values must be numeric expressions.</text:span></text:p>
      <text:p text:style-name="P55">Examples:</text:p>
      <text:p text:style-name="P115">390 DATA 3, 150, 175, 180</text:p>
      <text:p text:style-name="P117">400 DATA 2</text:p>
      <text:p text:style-name="P55"/>
      <text:p text:style-name="P56">The DATA statement is processed before the program runs, and processed only once. Thus, it may appear at the end of the program, and does not have to appear before a READ statement.</text:p>
      <text:p text:style-name="P56">But the side effect from processing the statement only once is ... the statement is processed only once (per run). A DATA statement inside a FOR/NEXT loop is processed only once, not once for each loop execution.</text:p>
      <text:p text:style-name="P85">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2" text:outline-level="3">DEF</text:h>
      <text:p text:style-name="P44">Specifies a user-defined function.</text:p>
      <text:p text:style-name="P45">Syntax:<text:tab/><text:span text:style-name="T37">DEF</text:span> <text:span text:style-name="T6">name(parameter</text:span><text:span text:style-name="T7">s</text:span><text:span text:style-name="T6">)</text:span> = <text:span text:style-name="T1">expression</text:span></text:p>
      <text:p text:style-name="P44">User-defined functions have names in the form 'F<text:span text:style-name="T61">N</text:span>x' where 'x' is a single letter.</text:p>
      <text:p text:style-name="P82">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8">s</text:span> specified in the definition <text:span text:style-name="T38">are</text:span> substituted <text:span text:style-name="T38">into the expression </text:span>at run-time; other variables specified in the expression are evaluated <text:span text:style-name="T38">as </text:span>usual, using the existing values at the time of execution.</text:p>
      <text:p text:style-name="P45">Examples:</text:p>
      <text:p text:style-name="P109">10 <text:span text:style-name="T37">DEF FNA(A) = INT(A)</text:span></text:p>
      <text:p text:style-name="P109">20 <text:span text:style-name="T36">DEF FNB(C) = COS(C)/SIN(C)</text:span></text:p>
      <text:p text:style-name="P109"><text:span text:style-name="T37">3</text:span>0 <text:span text:style-name="T36">DEF FNC(C) = COS(C)/SIN(A)</text:span></text:p>
      <text:p text:style-name="P137">100 LET P1 = 3.1415</text:p>
      <text:p text:style-name="P137"><text:soft-page-break/>105 LET R4 = 20.1</text:p>
      <text:p text:style-name="P110">110 LET A1 = FNA(<text:span text:style-name="T61">R4</text:span>)</text:p>
      <text:p text:style-name="P110">120 LET B1 = FNB(30/<text:span text:style-name="T61">P1</text:span>)</text:p>
      <text:p text:style-name="P110">130 LET A = 30/3.1416</text:p>
      <text:p text:style-name="P110">131 LET A1 = FNC(45/<text:span text:style-name="T61">P1</text:span>)</text:p>
      <text:p text:style-name="P56"/>
      <text:p text:style-name="P56">The DEF statement is processed before the program runs, and processed only once. Thus, it does not have to appear before it is used in a LET statement. (Although tradition is that the DEF is specified before the function is used.)</text:p>
      <text:h text:style-name="P163" text:outline-level="3">DIM</text:h>
      <text:p text:style-name="P42">Specifies the number of dimensions and maximum subscripts for each dimension. (Without a DIM statement, variables may have <text:span text:style-name="T39">a </text:span>dimension of at most 10.)</text:p>
      <text:p text:style-name="P55">Examples:</text:p>
      <text:p text:style-name="P115">10 <text:span text:style-name="T36">DIM A(20)</text:span></text:p>
      <text:p text:style-name="P115">20 <text:span text:style-name="T36">DIM B(15), C(20,30)</text:span></text:p>
      <text:p text:style-name="P48"/>
      <text:p text:style-name="P48">Arrays are zero-based, so the DIM A(20) statement allows for values A(0) through A(20).</text:p>
      <text:h text:style-name="P161" text:outline-level="3">END</text:h>
      <text:p text:style-name="P55">Marks the end of the program.</text:p>
      <text:p text:style-name="P55">An END statement, when executed, will force the execution of the program to stop.</text:p>
      <text:p text:style-name="P55">Syntax:<text:tab/>END</text:p>
      <text:p text:style-name="P55">Examples:</text:p>
      <text:p text:style-name="P115">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61" text:outline-level="3">FOR</text:h>
      <text:p text:style-name="P55">Performs a sequence of statements for a specific number of times.</text:p>
      <text:p text:style-name="P55">Syntax:<text:tab/>PRINT <text:span text:style-name="T1">control variable = starting value</text:span><text:span text:style-name="T15"> TO </text:span><text:span text:style-name="T1">ending value</text:span></text:p>
      <text:p text:style-name="P55">Syntax:<text:tab/>PRINT <text:span text:style-name="T1">control variable = starting value</text:span><text:span text:style-name="T15"> TO </text:span><text:span text:style-name="T1">ending value</text:span><text:span text:style-name="T15"> STEP </text:span><text:span text:style-name="T1">iteration value</text:span></text:p>
      <text:p text:style-name="P55">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7">If the starting value is greater than the ending value (or less than the ending value, when the STEP value is negative) then the statements between the FOR statement and the next NEXT statement with a matching control value are not executed.</text:p>
      <text:p text:style-name="P57">A STEP value of zero will cause a loop that does not end.</text:p>
      <text:p text:style-name="P55"/>
      <text:p text:style-name="P55">Examples:</text:p>
      <text:p text:style-name="P115"><text:soft-page-break/><text:span text:style-name="T27">10 </text:span>FOR I = 1 TO 10</text:p>
      <text:p text:style-name="P115"><text:span text:style-name="T27">20 </text:span>PRINT <text:span text:style-name="T32">I</text:span></text:p>
      <text:p text:style-name="P115"><text:span text:style-name="T27">30 </text:span>NEXT I</text:p>
      <text:p text:style-name="P115"/>
      <text:p text:style-name="P115"><text:span text:style-name="T27">10 </text:span>FOR I = 1 TO 10 STEP 2</text:p>
      <text:p text:style-name="P115"><text:span text:style-name="T27">20 </text:span>PRINT <text:span text:style-name="T32">I</text:span></text:p>
      <text:p text:style-name="P115"><text:span text:style-name="T27">30 </text:span>NEXT I</text:p>
      <text:p text:style-name="P115"/>
      <text:p text:style-name="P115"><text:span text:style-name="T27">10 </text:span>FOR I = 1 TO 10.<text:span text:style-name="T32">5</text:span> STEP <text:span text:style-name="T32">0.5</text:span></text:p>
      <text:p text:style-name="P115"><text:span text:style-name="T27">20 </text:span>PRINT <text:span text:style-name="T32">I</text:span></text:p>
      <text:p text:style-name="P115"><text:span text:style-name="T27">30 </text:span>NEXT I</text:p>
      <text:p text:style-name="P115"/>
      <text:p text:style-name="P115"><text:span text:style-name="T27">10 </text:span>FOR I = 10 TO 1 STEP -1</text:p>
      <text:p text:style-name="P115"><text:span text:style-name="T27">20 </text:span>PRINT <text:span text:style-name="T32">I</text:span></text:p>
      <text:p text:style-name="P115"><text:span text:style-name="T27">30 </text:span>NEXT I</text:p>
      <text:p text:style-name="P55"/>
      <text:p text:style-name="P55">It is possible to change the value of the control value within the loop. You can write:</text:p>
      <text:p text:style-name="P115"><text:span text:style-name="T27">10 </text:span>FOR I = 1 TO 10</text:p>
      <text:p text:style-name="P115"><text:span text:style-name="T27">20 </text:span>PRINT A</text:p>
      <text:p text:style-name="P115"><text:span text:style-name="T27">30 </text:span>LET I = 2</text:p>
      <text:p text:style-name="P115"><text:span text:style-name="T27">40 </text:span>NEXT I</text:p>
      <text:p text:style-name="P55"/>
      <text:p text:style-name="P55">This will lock the program into a permanent loop, as the value of I will never reach 10.</text:p>
      <text:h text:style-name="P161" text:outline-level="3">GO TO</text:h>
      <text:p text:style-name="P55">Changes the flow of the program.</text:p>
      <text:p text:style-name="P55">Syntax:<text:tab/>GO TO line number</text:p>
      <text:p text:style-name="P9">Syntax:<text:tab/>GOTO line number</text:p>
      <text:p text:style-name="P55">Examples:</text:p>
      <text:p text:style-name="P115">300 GO TO 100</text:p>
      <text:p text:style-name="P55"/>
      <text:p text:style-name="P55">Notice that the command "350 GO TO 350" is legal but not sensible. The interpreter will execute line 350 repeatedly with no output. (This is called a "locked loop" or more humorously a "dynamic halt".)</text:p>
      <text:h text:style-name="P161" text:outline-level="3">GOSUB</text:h>
      <text:p text:style-name="P55">Changes the flow of the program by calling a subroutine.</text:p>
      <text:p text:style-name="P55">Syntax:<text:tab/>GOSUB line number</text:p>
      <text:p text:style-name="P55">Examples:</text:p>
      <text:p text:style-name="P115">300 GOSUB 400</text:p>
      <text:p text:style-name="P55"/>
      <text:p text:style-name="P55">Notice that the command "350 GOSUB 350" is legal but not sensible. The interpreter will execute line 350 repeatedly with no output. <text:span text:style-name="T57">Unlike the '350 GOTO 350' example, this command will evantually stop, as each iteration adds a return address to an internal stack. Eventually, the underlying Ruby process will exhaust available memory and halt.</text:span></text:p>
      <text:h text:style-name="P161" text:outline-level="3">IF/THEN</text:h>
      <text:p text:style-name="P55">Syntax:<text:tab/>IF <text:span text:style-name="T1">boolean expression</text:span> THEN <text:span text:style-name="T1">line number</text:span></text:p>
      <text:p text:style-name="P3"><text:soft-page-break/>The boolean expression must be in the form "<text:span text:style-name="T2">expression</text:span><text:span text:style-name="T1"> operator </text:span><text:span text:style-name="T2">expression</text:span>" where <text:span text:style-name="T1">operator</text:span> is limited to the <text:span text:style-name="T32">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15">100 IF A = 1 THEN 200</text:p>
      <text:p text:style-name="P115">110 IF A &gt; B THEN 250</text:p>
      <text:p text:style-name="P115">120 IF G1 &lt;= G2 THEN 301</text:p>
      <text:h text:style-name="P161" text:outline-level="3">INPUT</text:h>
      <text:p text:style-name="P55">Prompts the user and allows the user to enter a numeric value. Non-numeric values are invalid and cause execution to stop.</text:p>
      <text:p text:style-name="P55">Syntax:<text:tab/>INPUT <text:span text:style-name="T32">[</text:span><text:span text:style-name="T4">prompt</text:span><text:span text:style-name="T32">,] </text:span><text:span text:style-name="T1">variable list</text:span></text:p>
      <text:p text:style-name="P55">Examples:</text:p>
      <text:p text:style-name="P115">60 INPUT U</text:p>
      <text:p text:style-name="P115">65 INPUT V1, V2, V3</text:p>
      <text:p text:style-name="P107">70 INPUT "Enter values: ", A, B</text:p>
      <text:p text:style-name="P55"/>
      <text:p text:style-name="P55"><text:span text:style-name="T32">The default p</text:span>rompt <text:span text:style-name="T32">is a single question mark (?) character. This prompt can be changed to any text value by specifying the</text:span> <text:span text:style-name="T32">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61" text:outline-level="3">LET</text:h>
      <text:p text:style-name="Text_20_body">Assigns a value to a variable.</text:p>
      <text:p text:style-name="P86"><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38">70 LET D, E = A + B</text:p>
      <text:p text:style-name="P138"/>
      <text:p text:style-name="P67"><text:span text:style-name="T49">Expressions may use a combination of operators, functions, and variables</text:span>.</text:p>
      <text:h text:style-name="P164"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text:soft-page-break/>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65" text:outline-level="3">READ</text:h>
      <text:p text:style-name="P80">Loads variables with values from DATA statements.</text:p>
      <text:p text:style-name="P80">Syntax:<text:tab/>READ <text:span text:style-name="T1">variable list</text:span></text:p>
      <text:p text:style-name="P80">Examples:</text:p>
      <text:p text:style-name="P136">400 READ N</text:p>
      <text:p text:style-name="P136">410 READ A, B, C</text:p>
      <text:p text:style-name="P80"/>
      <text:p text:style-name="P80">Notice that the number of values in a READ statement do not have to match the number of values <text:soft-page-break/>in DATA statements. <text:span text:style-name="T21">You may READ in pairs and define ten values per DATA statement. You may READ ten items from DATA statements that contain one value each.</text:span></text:p>
      <text:p text:style-name="P80">READing more values than are specified by DATA statements, in total, will cause an error.</text:p>
      <text:p text:style-name="P81">BASIC keeps an internal pointer to the next data item. This pointer can be reset with the RESTORE statement.</text:p>
      <text:h text:style-name="P165" text:outline-level="3">REM</text:h>
      <text:p text:style-name="P80">Allows for a comment in the program.</text:p>
      <text:p text:style-name="P80">Syntax:<text:tab/>REM <text:span text:style-name="T1">any text</text:span></text:p>
      <text:p text:style-name="P80">Examples:</text:p>
      <text:p text:style-name="P136">10 REM</text:p>
      <text:p text:style-name="P136">20 REM Beginning of my first program</text:p>
      <text:p text:style-name="P136">30 REM<text:span text:style-name="T39">ARK</text:span> *----*</text:p>
      <text:h text:style-name="P165" text:outline-level="3">RE<text:span text:style-name="T60">STORE</text:span></text:h>
      <text:p text:style-name="P81">Resets the internal pointer for the READ statement. After a RESTORE statement, a READ statement will read the first data item.</text:p>
      <text:p text:style-name="P55">Syntax:<text:tab/><text:span text:style-name="T15">RE</text:span><text:span text:style-name="T18">STORE</text:span></text:p>
      <text:p text:style-name="P55">Examples:</text:p>
      <text:p text:style-name="P115"><text:span text:style-name="T60">2</text:span>10 RE<text:span text:style-name="T60">STORE</text:span></text:p>
      <text:h text:style-name="P161"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66" text:outline-level="3">TRACE</text:h>
      <text:p text:style-name="P73"><text:span text:style-name="T55">Turns tracing on or off</text:span>. <text:span text:style-name="T55">The TRACE command (interactive mode) runs a program and displays information ofr every line executed. The TRACE statement (part of a program) turns tracing on or off, allowing for targeted tracing of programs.</text:span></text:p>
      <text:p text:style-name="P73">Syntax:<text:tab/><text:span text:style-name="T55">TRACE </text:span><text:span text:style-name="T10">state</text:span></text:p>
      <text:p text:style-name="P73">Examples:</text:p>
      <text:p text:style-name="P133"><text:soft-page-break/><text:span text:style-name="T55">1</text:span>00 <text:span text:style-name="T55">TRACE ON</text:span></text:p>
      <text:p text:style-name="P134">250 TRACE OFF</text:p>
      <text:p text:style-name="P73"/>
      <text:p text:style-name="P73"><text:span text:style-name="T55">The TRACE</text:span><text:span text:style-name="T17"> statement accepts a single value to set the state: ON or OFF. 'ON' (or anything that does not look like 'OFF', 'NO' or 'FALSE') will set tracing on. The values 'OFF', 'NO', and 'FALSE' will turn off tracing.</text:span></text:p>
      <text:h text:style-name="P167" text:outline-level="3">ARR statements</text:h>
      <text:p text:style-name="P91">The ARR statements operate on one-dimensional arrays.</text:p>
      <text:p text:style-name="P91">Operations begin with index zero.</text:p>
      <text:h text:style-name="P169" text:outline-level="3"><text:span text:style-name="T69">ARR</text:span> PRINT</text:h>
      <text:p text:style-name="P92"><text:span text:style-name="T42">Prints an array of values</text:span>.</text:p>
      <text:p text:style-name="P92">Syntax:<text:tab/><text:span text:style-name="T69">ARR PRINT </text:span><text:span text:style-name="T8">variable list</text:span></text:p>
      <text:p text:style-name="P92">Examples:</text:p>
      <text:p text:style-name="P143"><text:span text:style-name="T42">1</text:span>00 <text:span text:style-name="T69">ARR PRINT A</text:span></text:p>
      <text:p text:style-name="P114">110 <text:span text:style-name="T69">ARR</text:span> PRINT B;</text:p>
      <text:p text:style-name="P114">120 <text:span text:style-name="T69">ARR</text:span> PRINT A; B;</text:p>
      <text:p text:style-name="P114">130 <text:span text:style-name="T69">ARR</text:span> PRINT C, D</text:p>
      <text:p text:style-name="P92"/>
      <text:p text:style-name="P92"><text:span text:style-name="T42">The values must be defined with DIM statements prior to printing</text:span>.</text:p>
      <text:p text:style-name="P51"><text:span text:style-name="T69">V</text:span>alues are printed sequentially with as many values as will fit on a line.</text:p>
      <text:p text:style-name="P51">The carriage control character that follows a variable name will be used for each element in a printed row. The semicolon results in narrow columns, the comma (or no character) results in wide columns.</text:p>
      <text:h text:style-name="P173" text:outline-level="3">ARR</text:h>
      <text:p text:style-name="P186"><text:span text:style-name="T47">Assignes a value to a array variable</text:span>.</text:p>
      <text:p text:style-name="P186"><text:span text:style-name="T8">Syntax:<text:tab/></text:span><text:span text:style-name="T14">ARR</text:span><text:span text:style-name="T8"> target variable</text:span><text:span text:style-name="T19"> </text:span><text:span text:style-name="T20">[, </text:span><text:span text:style-name="T13">target variable...</text:span><text:span text:style-name="T20">] </text:span><text:span text:style-name="T19">= </text:span><text:span text:style-name="T8">expression</text:span></text:p>
      <text:p text:style-name="P186">Examples:</text:p>
      <text:p text:style-name="P192"><text:span text:style-name="T42">1</text:span>00 <text:span text:style-name="T70">ARR A = B</text:span></text:p>
      <text:p text:style-name="P192"><text:span text:style-name="T42">11</text:span>0 <text:span text:style-name="T70">ARR A = B * C</text:span></text:p>
      <text:p text:style-name="P192"><text:span text:style-name="T42">12</text:span>0 <text:span text:style-name="T70">ARR A = B + D</text:span></text:p>
      <text:p text:style-name="P192"><text:span text:style-name="T42">13</text:span>0 <text:span text:style-name="T70">ARR A = B - E</text:span></text:p>
      <text:p text:style-name="P192"><text:span text:style-name="T42">14</text:span>0 <text:span text:style-name="T70">ARR A = 2 * B</text:span></text:p>
      <text:p text:style-name="P192"><text:span text:style-name="T42">15</text:span>0 <text:span text:style-name="T70">ARR A = 2 * B – E</text:span></text:p>
      <text:p text:style-name="P189">160 <text:span text:style-name="T70">ARR</text:span> G,H = A + B</text:p>
      <text:p text:style-name="P190"/>
      <text:p text:style-name="P181">Variables are assumed to represent <text:span text:style-name="T70">array</text:span> values. If you want to use a scalar variable, enclose it in parentheses:</text:p>
      <text:p text:style-name="P191">130 LET S = 2</text:p>
      <text:p text:style-name="P192"><text:span text:style-name="T42">14</text:span>0 <text:span text:style-name="T70">ARR A = (S) * B</text:span></text:p>
      <text:p text:style-name="P192"><text:span text:style-name="T42">15</text:span>0 <text:span text:style-name="T70">ARR A = (S) * B - E</text:span></text:p>
      <text:p text:style-name="P190"/>
      <text:p text:style-name="P182">The ex<text:span text:style-name="T48">p</text:span>ression is limited to <text:span text:style-name="T48">arithmetic operations (addition, subtraction, multiplication, division, and exponentiation)</text:span>. <text:span text:style-name="T48">Certain operations are available for certain combinations of operands:</text:span></text:p>
      <text:p text:style-name="P182"/>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table-cell table:style-name="Table10.A1" office:value-type="string">
            <text:p text:style-name="P183">First operand</text:p>
          </table:table-cell>
          <table:table-cell table:style-name="Table10.A1" office:value-type="string">
            <text:p text:style-name="P183">Operation</text:p>
          </table:table-cell>
          <table:table-cell table:style-name="Table10.A1" office:value-type="string">
            <text:p text:style-name="P183">Second operand</text:p>
          </table:table-cell>
          <table:table-cell table:style-name="Table10.A1" office:value-type="string">
            <text:p text:style-name="P183">Restrictions</text:p>
          </table:table-cell>
          <table:table-cell table:style-name="Table10.E1" office:value-type="string">
            <text:p text:style-name="P183">Actions</text:p>
          </table:table-cell>
        </table:table-row>
        <table:table-row>
          <table:table-cell table:style-name="Table10.A2" office:value-type="string">
            <text:p text:style-name="P187">Array</text:p>
          </table:table-cell>
          <table:table-cell table:style-name="Table10.A2" office:value-type="string">
            <text:p text:style-name="P184">Addition</text:p>
          </table:table-cell>
          <table:table-cell table:style-name="Table10.A2" office:value-type="string">
            <text:p text:style-name="P187">Array</text:p>
          </table:table-cell>
          <table:table-cell table:style-name="Table10.A2" office:value-type="string">
            <text:p text:style-name="P184"><text:span text:style-name="T70">Arrays</text:span> must have identical dimensions</text:p>
          </table:table-cell>
          <table:table-cell table:style-name="Table10.E2" office:value-type="string">
            <text:p text:style-name="P184">Corresponding elements are added</text:p>
          </table:table-cell>
        </table:table-row>
        <table:table-row>
          <table:table-cell table:style-name="Table10.A2" office:value-type="string">
            <text:p text:style-name="P187">Array</text:p>
          </table:table-cell>
          <table:table-cell table:style-name="Table10.A2" office:value-type="string">
            <text:p text:style-name="P184">Subtraction</text:p>
          </table:table-cell>
          <table:table-cell table:style-name="Table10.A2" office:value-type="string">
            <text:p text:style-name="P187">Array</text:p>
          </table:table-cell>
          <table:table-cell table:style-name="Table10.A2" office:value-type="string">
            <text:p text:style-name="P184"><text:span text:style-name="T70">Array</text:span>s must have identical dimensions</text:p>
          </table:table-cell>
          <table:table-cell table:style-name="Table10.E2" office:value-type="string">
            <text:p text:style-name="P184">Elements from second <text:span text:style-name="T70">array</text:span> are subtracted from corresponding element in first <text:span text:style-name="T70">array</text:span></text:p>
          </table:table-cell>
        </table:table-row>
        <table:table-row>
          <table:table-cell table:style-name="Table10.A2" office:value-type="string">
            <text:p text:style-name="P187">Array</text:p>
          </table:table-cell>
          <table:table-cell table:style-name="Table10.A2" office:value-type="string">
            <text:p text:style-name="P184">Multiplication</text:p>
          </table:table-cell>
          <table:table-cell table:style-name="Table10.A2" office:value-type="string">
            <text:p text:style-name="P187">Array</text:p>
          </table:table-cell>
          <table:table-cell table:style-name="Table10.A2" office:value-type="string">
            <text:p text:style-name="P187">Arrays must have identical dimensions</text:p>
          </table:table-cell>
          <table:table-cell table:style-name="Table10.E2" office:value-type="string">
            <text:p text:style-name="P187">Corresponding elements are multiplied</text:p>
          </table:table-cell>
        </table:table-row>
        <table:table-row>
          <table:table-cell table:style-name="Table10.A2" office:value-type="string">
            <text:p text:style-name="P187">Array</text:p>
          </table:table-cell>
          <table:table-cell table:style-name="Table10.A2" office:value-type="string">
            <text:p text:style-name="P184">Division</text:p>
          </table:table-cell>
          <table:table-cell table:style-name="Table10.A2" office:value-type="string">
            <text:p text:style-name="P187">Array</text:p>
          </table:table-cell>
          <table:table-cell table:style-name="Table10.A2" office:value-type="string">
            <text:p text:style-name="P187">Arrarys must have identical dimensions</text:p>
          </table:table-cell>
          <table:table-cell table:style-name="Table10.E2" office:value-type="string">
            <text:p text:style-name="P187">Elements from the first array are numerators, elements from the second array are denominators</text:p>
          </table:table-cell>
        </table:table-row>
        <table:table-row>
          <table:table-cell table:style-name="Table10.A2" office:value-type="string">
            <text:p text:style-name="P187">Array</text:p>
          </table:table-cell>
          <table:table-cell table:style-name="Table10.A2" office:value-type="string">
            <text:p text:style-name="P184">Power</text:p>
          </table:table-cell>
          <table:table-cell table:style-name="Table10.A2" office:value-type="string">
            <text:p text:style-name="P187">Array</text:p>
          </table:table-cell>
          <table:table-cell table:style-name="Table10.A2" office:value-type="string">
            <text:p text:style-name="P187">Arrays must have identical dimensions</text:p>
          </table:table-cell>
          <table:table-cell table:style-name="Table10.E2" office:value-type="string">
            <text:p text:style-name="P187">Elements from the first array are raised to the corresponding element in the second array</text:p>
          </table:table-cell>
        </table:table-row>
        <table:table-row>
          <table:table-cell table:style-name="Table10.A2" office:value-type="string">
            <text:p text:style-name="P184">Scalar</text:p>
          </table:table-cell>
          <table:table-cell table:style-name="Table10.A2" office:value-type="string">
            <text:p text:style-name="P184">Addition</text:p>
          </table:table-cell>
          <table:table-cell table:style-name="Table10.A2" office:value-type="string">
            <text:p text:style-name="P187">Array</text:p>
          </table:table-cell>
          <table:table-cell table:style-name="Table10.A2" office:value-type="string">
            <text:p text:style-name="P184"/>
          </table:table-cell>
          <table:table-cell table:style-name="Table10.E2" office:value-type="string">
            <text:p text:style-name="P184">Elements from the <text:span text:style-name="T70">arry</text:span> are added to the scalar value</text:p>
          </table:table-cell>
        </table:table-row>
        <table:table-row>
          <table:table-cell table:style-name="Table10.A2" office:value-type="string">
            <text:p text:style-name="P184">Scalar</text:p>
          </table:table-cell>
          <table:table-cell table:style-name="Table10.A2" office:value-type="string">
            <text:p text:style-name="P184">Subtraction</text:p>
          </table:table-cell>
          <table:table-cell table:style-name="Table10.A2" office:value-type="string">
            <text:p text:style-name="P187">Array</text:p>
          </table:table-cell>
          <table:table-cell table:style-name="Table10.A2" office:value-type="string">
            <text:p text:style-name="P184"/>
          </table:table-cell>
          <table:table-cell table:style-name="Table10.E2" office:value-type="string">
            <text:p text:style-name="P184">Elements from the <text:span text:style-name="T70">array</text:span> are subtracted from the scalar value</text:p>
          </table:table-cell>
        </table:table-row>
        <table:table-row>
          <table:table-cell table:style-name="Table10.A2" office:value-type="string">
            <text:p text:style-name="P184">Scalar</text:p>
          </table:table-cell>
          <table:table-cell table:style-name="Table10.A2" office:value-type="string">
            <text:p text:style-name="P184">Multiplication</text:p>
          </table:table-cell>
          <table:table-cell table:style-name="Table10.A2" office:value-type="string">
            <text:p text:style-name="P187">Array</text:p>
          </table:table-cell>
          <table:table-cell table:style-name="Table10.A2" office:value-type="string">
            <text:p text:style-name="P184"/>
          </table:table-cell>
          <table:table-cell table:style-name="Table10.E2" office:value-type="string">
            <text:p text:style-name="P184">Elements from the <text:span text:style-name="T70">array</text:span> are multiplied by the scalar value</text:p>
          </table:table-cell>
        </table:table-row>
        <table:table-row>
          <table:table-cell table:style-name="Table10.A2" office:value-type="string">
            <text:p text:style-name="P184">Scalar</text:p>
          </table:table-cell>
          <table:table-cell table:style-name="Table10.A2" office:value-type="string">
            <text:p text:style-name="P184">Division</text:p>
          </table:table-cell>
          <table:table-cell table:style-name="Table10.A2" office:value-type="string">
            <text:p text:style-name="P187">Array</text:p>
          </table:table-cell>
          <table:table-cell table:style-name="Table10.A2" office:value-type="string">
            <text:p text:style-name="P184"/>
          </table:table-cell>
          <table:table-cell table:style-name="Table10.E2" office:value-type="string">
            <text:p text:style-name="P184">Elements from the <text:span text:style-name="T70">array</text:span> are divided into the scalar value</text:p>
          </table:table-cell>
        </table:table-row>
        <table:table-row>
          <table:table-cell table:style-name="Table10.A2" office:value-type="string">
            <text:p text:style-name="P184">Scalar</text:p>
          </table:table-cell>
          <table:table-cell table:style-name="Table10.A2" office:value-type="string">
            <text:p text:style-name="P184">Power</text:p>
          </table:table-cell>
          <table:table-cell table:style-name="Table10.A2" office:value-type="string">
            <text:p text:style-name="P187">Array</text:p>
          </table:table-cell>
          <table:table-cell table:style-name="Table10.A2" office:value-type="string">
            <text:p text:style-name="P184"/>
          </table:table-cell>
          <table:table-cell table:style-name="Table10.E2" office:value-type="string">
            <text:p text:style-name="P184">Elements from the <text:span text:style-name="T70">array</text:span> are the exponent of the scalar value</text:p>
          </table:table-cell>
        </table:table-row>
        <table:table-row>
          <table:table-cell table:style-name="Table10.A2" office:value-type="string">
            <text:p text:style-name="P187">Array</text:p>
          </table:table-cell>
          <table:table-cell table:style-name="Table10.A2" office:value-type="string">
            <text:p text:style-name="P184">Addition</text:p>
          </table:table-cell>
          <table:table-cell table:style-name="Table10.A2" office:value-type="string">
            <text:p text:style-name="P181">Scalar</text:p>
          </table:table-cell>
          <table:table-cell table:style-name="Table10.A2" office:value-type="string">
            <text:p text:style-name="P184"/>
          </table:table-cell>
          <table:table-cell table:style-name="Table10.E2" office:value-type="string">
            <text:p text:style-name="P184">Elements from the <text:span text:style-name="T70">array</text:span> are added to the scalar value</text:p>
          </table:table-cell>
        </table:table-row>
        <table:table-row>
          <table:table-cell table:style-name="Table10.A2" office:value-type="string">
            <text:p text:style-name="P187">Array</text:p>
          </table:table-cell>
          <table:table-cell table:style-name="Table10.A2" office:value-type="string">
            <text:p text:style-name="P184">Subtraction</text:p>
          </table:table-cell>
          <table:table-cell table:style-name="Table10.A2" office:value-type="string">
            <text:p text:style-name="P181">Scalar</text:p>
          </table:table-cell>
          <table:table-cell table:style-name="Table10.A2" office:value-type="string">
            <text:p text:style-name="P184"/>
          </table:table-cell>
          <table:table-cell table:style-name="Table10.E2" office:value-type="string">
            <text:p text:style-name="P184"><text:span text:style-name="T49">The scalar value is </text:span>subtracted from <text:span text:style-name="T49">elements in </text:span>the <text:s/><text:span text:style-name="T70">array</text:span></text:p>
          </table:table-cell>
        </table:table-row>
        <table:table-row>
          <table:table-cell table:style-name="Table10.A2" office:value-type="string">
            <text:p text:style-name="P187">Array</text:p>
          </table:table-cell>
          <table:table-cell table:style-name="Table10.A2" office:value-type="string">
            <text:p text:style-name="P184">Multiplication</text:p>
          </table:table-cell>
          <table:table-cell table:style-name="Table10.A2" office:value-type="string">
            <text:p text:style-name="P181">Scalar</text:p>
          </table:table-cell>
          <table:table-cell table:style-name="Table10.A2" office:value-type="string">
            <text:p text:style-name="P184"/>
          </table:table-cell>
          <table:table-cell table:style-name="Table10.E2" office:value-type="string">
            <text:p text:style-name="P184">Elements from the <text:span text:style-name="T70">array</text:span> are multiplied by the scalar value</text:p>
          </table:table-cell>
        </table:table-row>
        <table:table-row>
          <table:table-cell table:style-name="Table10.A2" office:value-type="string">
            <text:p text:style-name="P187">Array</text:p>
          </table:table-cell>
          <table:table-cell table:style-name="Table10.A2" office:value-type="string">
            <text:p text:style-name="P184">Division</text:p>
          </table:table-cell>
          <table:table-cell table:style-name="Table10.A2" office:value-type="string">
            <text:p text:style-name="P181">Scalar</text:p>
          </table:table-cell>
          <table:table-cell table:style-name="Table10.A2" office:value-type="string">
            <text:p text:style-name="P184"/>
          </table:table-cell>
          <table:table-cell table:style-name="Table10.E2" office:value-type="string">
            <text:p text:style-name="P184">Elements from the <text:span text:style-name="T70">array </text:span>are divided <text:span text:style-name="T49">by</text:span> the scalar value</text:p>
          </table:table-cell>
        </table:table-row>
        <table:table-row>
          <table:table-cell table:style-name="Table10.A2" office:value-type="string">
            <text:p text:style-name="P187">Array</text:p>
          </table:table-cell>
          <table:table-cell table:style-name="Table10.A2" office:value-type="string">
            <text:p text:style-name="P184">Power</text:p>
          </table:table-cell>
          <table:table-cell table:style-name="Table10.A2" office:value-type="string">
            <text:p text:style-name="P181">Scalar</text:p>
          </table:table-cell>
          <table:table-cell table:style-name="Table10.A2" office:value-type="string">
            <text:p text:style-name="P184"/>
          </table:table-cell>
          <table:table-cell table:style-name="Table10.E2" office:value-type="string">
            <text:p text:style-name="P184">Elements from the <text:span text:style-name="T70">array</text:span> are <text:soft-page-break/><text:span text:style-name="T49">raised to </text:span>the scalar value</text:p>
          </table:table-cell>
        </table:table-row>
      </table:table>
      <text:p text:style-name="P184"/>
      <text:p text:style-name="P185">K&amp;K BASIC <text:span text:style-name="T70">makes no mention of the 'ARR' statement or any derived statements ('ARR PRINT', 'ARR READ'). But it makes sense to include them.</text:span></text:p>
      <text:h text:style-name="P168" text:outline-level="3">MAT statements</text:h>
      <text:p text:style-name="P91">The MAT statements operate on matricies, which are either one- or two-dimensional arrays.</text:p>
      <text:p text:style-name="P91">Operations begin with indices of one, not zero. The values in the zero row and the zero column are ignored in MAT operations.</text:p>
      <text:h text:style-name="P170" text:outline-level="3">MAT PRINT</text:h>
      <text:p text:style-name="P49"><text:span text:style-name="T42">Prints an array or matrix of values</text:span>.</text:p>
      <text:p text:style-name="P49">Syntax:<text:tab/><text:span text:style-name="T42">MAT PRINT </text:span><text:span text:style-name="T8">variable list</text:span></text:p>
      <text:p text:style-name="P49">Examples:</text:p>
      <text:p text:style-name="P111"><text:span text:style-name="T42">1</text:span>00 <text:span text:style-name="T42">MAT PRINT A</text:span></text:p>
      <text:p text:style-name="P112">110 MAT PRINT B;</text:p>
      <text:p text:style-name="P112">120 MAT PRINT A; B;</text:p>
      <text:p text:style-name="P112">130 MAT PRINT C, D</text:p>
      <text:p text:style-name="P49"/>
      <text:p text:style-name="P49"><text:span text:style-name="T42">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71" text:outline-level="3">MAT <text:span text:style-name="T46">READ</text:span></text:h>
      <text:p text:style-name="P60"><text:span text:style-name="T46">Reads data into an array or matrix of values</text:span>.</text:p>
      <text:p text:style-name="P60">Syntax:<text:tab/><text:span text:style-name="T42">MAT READ </text:span><text:span text:style-name="T8">variable list</text:span></text:p>
      <text:p text:style-name="P60">Examples:</text:p>
      <text:p text:style-name="P116"><text:span text:style-name="T42">1</text:span>00 <text:span text:style-name="T42">MAT READ A</text:span></text:p>
      <text:p text:style-name="P113">110 MAT <text:span text:style-name="T46">READ</text:span> B, <text:span text:style-name="T46">C</text:span></text:p>
      <text:p text:style-name="P117">120 MAT READ D(15)</text:p>
      <text:p text:style-name="P117">130 MAT READ E(6,11)</text:p>
      <text:p text:style-name="P61"/>
      <text:p text:style-name="P60"><text:span text:style-name="T46">Dimensions may be supplied or omitted in MAT READ statements. Whe supplied, they override any previous DIM or MAT READ statement</text:span>. <text:span text:style-name="T46">When omitted, the variable must have dimensions specified in earlier DIM or MAT READ statements.</text:span></text:p>
      <text:p text:style-name="P61">The values for dimensions may be numeric constants ot expressions. The expression is evaluated at run-time, like any other expression.</text:p>
      <text:p text:style-name="P61"><text:soft-page-break/>Data is read from DATA statements, as with the READ statement.</text:p>
      <text:h text:style-name="P172" text:outline-level="3">MAT</text:h>
      <text:p text:style-name="P62"><text:span text:style-name="T47">Assignes a value to a matrix variable</text:span>.</text:p>
      <text:p text:style-name="P86"><text:span text:style-name="T8">Syntax:<text:tab/>MAT target variable</text:span><text:span text:style-name="T19"> </text:span><text:span text:style-name="T20">[, </text:span><text:span text:style-name="T13">target variable...</text:span><text:span text:style-name="T20">] </text:span><text:span text:style-name="T19">= </text:span><text:span text:style-name="T8">expression</text:span></text:p>
      <text:p text:style-name="P62">Examples:</text:p>
      <text:p text:style-name="P122"><text:span text:style-name="T42">1</text:span>00 <text:span text:style-name="T42">MAT A = B</text:span></text:p>
      <text:p text:style-name="P123"><text:span text:style-name="T42">11</text:span>0 <text:span text:style-name="T42">MAT A = B * C</text:span></text:p>
      <text:p text:style-name="P123"><text:span text:style-name="T42">12</text:span>0 <text:span text:style-name="T42">MAT A = B + D</text:span></text:p>
      <text:p text:style-name="P123"><text:span text:style-name="T42">13</text:span>0 <text:span text:style-name="T42">MAT A = B - E</text:span></text:p>
      <text:p text:style-name="P123"><text:span text:style-name="T42">14</text:span>0 <text:span text:style-name="T42">MAT A = 2 * B</text:span></text:p>
      <text:p text:style-name="P123"><text:span text:style-name="T42">15</text:span>0 <text:span text:style-name="T42">MAT A = 2 * B – E</text:span></text:p>
      <text:p text:style-name="P138">160 MAT G,H = A + B</text:p>
      <text:p text:style-name="P118"/>
      <text:p text:style-name="P66">Variables are assumed to represent matrix values. <text:span text:style-name="T51">They may refer to variables dimensioned with one or two variables. </text:span>If you want to use a scalar variable, enclose it in parentheses:</text:p>
      <text:p text:style-name="P125">130 LET S = 2</text:p>
      <text:p text:style-name="P124"><text:span text:style-name="T42">14</text:span>0 <text:span text:style-name="T42">MAT A = (S) * B</text:span></text:p>
      <text:p text:style-name="P124"><text:span text:style-name="T42">15</text:span>0 <text:span text:style-name="T42">MAT A = (S) * B - E</text:span></text:p>
      <text:p text:style-name="P119"/>
      <text:p text:style-name="P63">The ex<text:span text:style-name="T48">p</text:span>ression is limited to <text:span text:style-name="T48">arithmetic operations (addition, subtraction, multiplication, division, and exponentiation)</text:span>. <text:span text:style-name="T48">Certain operations are available for certain combinations of operands:</text:span></text:p>
      <text:p text:style-name="P63"/>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4">Matrix</text:p>
          </table:table-cell>
          <table:table-cell table:style-name="Table8.A2" office:value-type="string">
            <text:p text:style-name="P64">Addition</text:p>
          </table:table-cell>
          <table:table-cell table:style-name="Table8.A2" office:value-type="string">
            <text:p text:style-name="P64">Matrix</text:p>
          </table:table-cell>
          <table:table-cell table:style-name="Table8.A2" office:value-type="string">
            <text:p text:style-name="P64">Matrices must have identical dimensions</text:p>
          </table:table-cell>
          <table:table-cell table:style-name="Table8.E2" office:value-type="string">
            <text:p text:style-name="P64">Corresponding elements are added</text:p>
          </table:table-cell>
        </table:table-row>
        <table:table-row>
          <table:table-cell table:style-name="Table8.A2" office:value-type="string">
            <text:p text:style-name="P64">Matrix</text:p>
          </table:table-cell>
          <table:table-cell table:style-name="Table8.A2" office:value-type="string">
            <text:p text:style-name="P64">Subtraction</text:p>
          </table:table-cell>
          <table:table-cell table:style-name="Table8.A2" office:value-type="string">
            <text:p text:style-name="P64">Matrix</text:p>
          </table:table-cell>
          <table:table-cell table:style-name="Table8.A2" office:value-type="string">
            <text:p text:style-name="P64">Matrices must have identical dimensions</text:p>
          </table:table-cell>
          <table:table-cell table:style-name="Table8.E2" office:value-type="string">
            <text:p text:style-name="P64">Elements from second matrix are subtracted from corresponding element in first matrix</text:p>
          </table:table-cell>
        </table:table-row>
        <table:table-row>
          <table:table-cell table:style-name="Table8.A2" office:value-type="string">
            <text:p text:style-name="P64">Matrix</text:p>
          </table:table-cell>
          <table:table-cell table:style-name="Table8.A2" office:value-type="string">
            <text:p text:style-name="P64">Multiplication</text:p>
          </table:table-cell>
          <table:table-cell table:style-name="Table8.A2" office:value-type="string">
            <text:p text:style-name="P64">Matrix</text:p>
          </table:table-cell>
          <table:table-cell table:style-name="Table8.A2" office:value-type="string">
            <text:p text:style-name="P64">Number of columns in second matrix must equal number of rows in first matrix</text:p>
          </table:table-cell>
          <table:table-cell table:style-name="Table8.E2" office:value-type="string">
            <text:p text:style-name="P64">Computes dot product, which contains the number of columns of the first matrix and the number of rows in the second matrix</text:p>
          </table:table-cell>
        </table:table-row>
        <table:table-row>
          <table:table-cell table:style-name="Table8.A2" office:value-type="string">
            <text:p text:style-name="P64">Matrix</text:p>
          </table:table-cell>
          <table:table-cell table:style-name="Table8.A2" office:value-type="string">
            <text:p text:style-name="P64">Division</text:p>
          </table:table-cell>
          <table:table-cell table:style-name="Table8.A2" office:value-type="string">
            <text:p text:style-name="P64">Matrix</text:p>
          </table:table-cell>
          <table:table-cell table:style-name="Table8.A2" office:value-type="string">
            <text:p text:style-name="P64">Not allowed</text:p>
          </table:table-cell>
          <table:table-cell table:style-name="Table8.E2" office:value-type="string">
            <text:p text:style-name="P64"/>
          </table:table-cell>
        </table:table-row>
        <table:table-row>
          <table:table-cell table:style-name="Table8.A2" office:value-type="string">
            <text:p text:style-name="P64">Matrix</text:p>
          </table:table-cell>
          <table:table-cell table:style-name="Table8.A2" office:value-type="string">
            <text:p text:style-name="P64">Power</text:p>
          </table:table-cell>
          <table:table-cell table:style-name="Table8.A2" office:value-type="string">
            <text:p text:style-name="P64">Matrix</text:p>
          </table:table-cell>
          <table:table-cell table:style-name="Table8.A2" office:value-type="string">
            <text:p text:style-name="P64">Not allowed</text:p>
          </table:table-cell>
          <table:table-cell table:style-name="Table8.E2" office:value-type="string">
            <text:p text:style-name="P64"/>
          </table:table-cell>
        </table:table-row>
        <table:table-row>
          <table:table-cell table:style-name="Table8.A2" office:value-type="string">
            <text:p text:style-name="P64">Scalar</text:p>
          </table:table-cell>
          <table:table-cell table:style-name="Table8.A2" office:value-type="string">
            <text:p text:style-name="P64">Addition</text:p>
          </table:table-cell>
          <table:table-cell table:style-name="Table8.A2" office:value-type="string">
            <text:p text:style-name="P64">Matrix</text:p>
          </table:table-cell>
          <table:table-cell table:style-name="Table8.A2" office:value-type="string">
            <text:p text:style-name="P64"/>
          </table:table-cell>
          <table:table-cell table:style-name="Table8.E2" office:value-type="string">
            <text:p text:style-name="P64">Elements from the matrix are added to the scalar value</text:p>
          </table:table-cell>
        </table:table-row>
        <table:table-row>
          <table:table-cell table:style-name="Table8.A2" office:value-type="string">
            <text:p text:style-name="P64">Scalar</text:p>
          </table:table-cell>
          <table:table-cell table:style-name="Table8.A2" office:value-type="string">
            <text:p text:style-name="P64">Subtraction</text:p>
          </table:table-cell>
          <table:table-cell table:style-name="Table8.A2" office:value-type="string">
            <text:p text:style-name="P64">Matrix</text:p>
          </table:table-cell>
          <table:table-cell table:style-name="Table8.A2" office:value-type="string">
            <text:p text:style-name="P64"/>
          </table:table-cell>
          <table:table-cell table:style-name="Table8.E2" office:value-type="string">
            <text:p text:style-name="P64">Elements from the matrix are subtracted from the scalar value</text:p>
          </table:table-cell>
        </table:table-row>
        <text:soft-page-break/>
        <table:table-row>
          <table:table-cell table:style-name="Table8.A2" office:value-type="string">
            <text:p text:style-name="P64">Scalar</text:p>
          </table:table-cell>
          <table:table-cell table:style-name="Table8.A2" office:value-type="string">
            <text:p text:style-name="P64">Multiplication</text:p>
          </table:table-cell>
          <table:table-cell table:style-name="Table8.A2" office:value-type="string">
            <text:p text:style-name="P64">Matrix</text:p>
          </table:table-cell>
          <table:table-cell table:style-name="Table8.A2" office:value-type="string">
            <text:p text:style-name="P64"/>
          </table:table-cell>
          <table:table-cell table:style-name="Table8.E2" office:value-type="string">
            <text:p text:style-name="P64">Elements from the matrix are multiplied by the scalar value</text:p>
          </table:table-cell>
        </table:table-row>
        <table:table-row>
          <table:table-cell table:style-name="Table8.A2" office:value-type="string">
            <text:p text:style-name="P64">Scalar</text:p>
          </table:table-cell>
          <table:table-cell table:style-name="Table8.A2" office:value-type="string">
            <text:p text:style-name="P64">Division</text:p>
          </table:table-cell>
          <table:table-cell table:style-name="Table8.A2" office:value-type="string">
            <text:p text:style-name="P64">Matrix</text:p>
          </table:table-cell>
          <table:table-cell table:style-name="Table8.A2" office:value-type="string">
            <text:p text:style-name="P64"/>
          </table:table-cell>
          <table:table-cell table:style-name="Table8.E2" office:value-type="string">
            <text:p text:style-name="P64">Elements from the matrix are divided into the scalar value</text:p>
          </table:table-cell>
        </table:table-row>
        <table:table-row>
          <table:table-cell table:style-name="Table8.A2" office:value-type="string">
            <text:p text:style-name="P64">Scalar</text:p>
          </table:table-cell>
          <table:table-cell table:style-name="Table8.A2" office:value-type="string">
            <text:p text:style-name="P64">Power</text:p>
          </table:table-cell>
          <table:table-cell table:style-name="Table8.A2" office:value-type="string">
            <text:p text:style-name="P64">Matrix</text:p>
          </table:table-cell>
          <table:table-cell table:style-name="Table8.A2" office:value-type="string">
            <text:p text:style-name="P64"/>
          </table:table-cell>
          <table:table-cell table:style-name="Table8.E2" office:value-type="string">
            <text:p text:style-name="P64">Elements from the matrix are the exponent of the scalar value</text:p>
          </table:table-cell>
        </table:table-row>
        <table:table-row>
          <table:table-cell table:style-name="Table8.A2" office:value-type="string">
            <text:p text:style-name="P65">Matrix</text:p>
          </table:table-cell>
          <table:table-cell table:style-name="Table8.A2" office:value-type="string">
            <text:p text:style-name="P64">Addition</text:p>
          </table:table-cell>
          <table:table-cell table:style-name="Table8.A2" office:value-type="string">
            <text:p text:style-name="P66">Scalar</text:p>
          </table:table-cell>
          <table:table-cell table:style-name="Table8.A2" office:value-type="string">
            <text:p text:style-name="P64"/>
          </table:table-cell>
          <table:table-cell table:style-name="Table8.E2" office:value-type="string">
            <text:p text:style-name="P64">Elements from the matrix are added to the scalar value</text:p>
          </table:table-cell>
        </table:table-row>
        <table:table-row>
          <table:table-cell table:style-name="Table8.A2" office:value-type="string">
            <text:p text:style-name="P65">Matrix</text:p>
          </table:table-cell>
          <table:table-cell table:style-name="Table8.A2" office:value-type="string">
            <text:p text:style-name="P64">Subtraction</text:p>
          </table:table-cell>
          <table:table-cell table:style-name="Table8.A2" office:value-type="string">
            <text:p text:style-name="P66">Scalar</text:p>
          </table:table-cell>
          <table:table-cell table:style-name="Table8.A2" office:value-type="string">
            <text:p text:style-name="P64"/>
          </table:table-cell>
          <table:table-cell table:style-name="Table8.E2" office:value-type="string">
            <text:p text:style-name="P64"><text:span text:style-name="T49">The scalar value is </text:span>subtracted from <text:span text:style-name="T49">elements in </text:span>the <text:span text:style-name="T49">matrix</text:span></text:p>
          </table:table-cell>
        </table:table-row>
        <table:table-row>
          <table:table-cell table:style-name="Table8.A2" office:value-type="string">
            <text:p text:style-name="P65">Matrix</text:p>
          </table:table-cell>
          <table:table-cell table:style-name="Table8.A2" office:value-type="string">
            <text:p text:style-name="P64">Multiplication</text:p>
          </table:table-cell>
          <table:table-cell table:style-name="Table8.A2" office:value-type="string">
            <text:p text:style-name="P66">Scalar</text:p>
          </table:table-cell>
          <table:table-cell table:style-name="Table8.A2" office:value-type="string">
            <text:p text:style-name="P64"/>
          </table:table-cell>
          <table:table-cell table:style-name="Table8.E2" office:value-type="string">
            <text:p text:style-name="P64">Elements from the matrix are multiplied by the scalar value</text:p>
          </table:table-cell>
        </table:table-row>
        <table:table-row>
          <table:table-cell table:style-name="Table8.A2" office:value-type="string">
            <text:p text:style-name="P65">Matrix</text:p>
          </table:table-cell>
          <table:table-cell table:style-name="Table8.A2" office:value-type="string">
            <text:p text:style-name="P64">Division</text:p>
          </table:table-cell>
          <table:table-cell table:style-name="Table8.A2" office:value-type="string">
            <text:p text:style-name="P66">Scalar</text:p>
          </table:table-cell>
          <table:table-cell table:style-name="Table8.A2" office:value-type="string">
            <text:p text:style-name="P64"/>
          </table:table-cell>
          <table:table-cell table:style-name="Table8.E2" office:value-type="string">
            <text:p text:style-name="P64">Elements from the matrix are divided <text:span text:style-name="T49">by</text:span> the scalar value</text:p>
          </table:table-cell>
        </table:table-row>
        <table:table-row>
          <table:table-cell table:style-name="Table8.A2" office:value-type="string">
            <text:p text:style-name="P65">Matrix</text:p>
          </table:table-cell>
          <table:table-cell table:style-name="Table8.A2" office:value-type="string">
            <text:p text:style-name="P64">Power</text:p>
          </table:table-cell>
          <table:table-cell table:style-name="Table8.A2" office:value-type="string">
            <text:p text:style-name="P66">Scalar</text:p>
          </table:table-cell>
          <table:table-cell table:style-name="Table8.A2" office:value-type="string">
            <text:p text:style-name="P64"/>
          </table:table-cell>
          <table:table-cell table:style-name="Table8.E2" office:value-type="string">
            <text:p text:style-name="P64">Elements from the matrix are <text:span text:style-name="T49">raised to </text:span>the scalar value</text:p>
          </table:table-cell>
        </table:table-row>
      </table:table>
      <text:p text:style-name="P64"/>
      <text:p text:style-name="P71">K&amp;K BASIC restricts the assignment of a variable used in a matrix multiplication operation. BASIC-1965 does not impose this restriction. You may write:</text:p>
      <text:p text:style-name="P132"><text:span text:style-name="T42">11</text:span>0 <text:span text:style-name="T42">MAT A = A * C</text:span></text:p>
      <text:h text:style-name="P148"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97">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97">Return a random number from <text:span text:style-name="T41">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ext:soft-page-break/>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6">TRN(<text:span text:style-name="T50">m</text:span>)</text:p>
          </table:table-cell>
          <table:table-cell table:style-name="Table5.B2" office:value-type="string">
            <text:p text:style-name="P66">Transposes values in a matrix, exchanging rows and columns.</text:p>
          </table:table-cell>
        </table:table-row>
        <table:table-row>
          <table:table-cell table:style-name="Table5.A2" office:value-type="string">
            <text:p text:style-name="P77">ZER(x)</text:p>
          </table:table-cell>
          <table:table-cell table:style-name="Table5.B2" office:value-type="string">
            <text:p text:style-name="P77">Creates an array containing all zeros, with x columns</text:p>
          </table:table-cell>
        </table:table-row>
        <table:table-row>
          <table:table-cell table:style-name="Table5.A2" office:value-type="string">
            <text:p text:style-name="P68">ZER(x,y)</text:p>
          </table:table-cell>
          <table:table-cell table:style-name="Table5.B2" office:value-type="string">
            <text:p text:style-name="P68">Creates a matrix containing all zeros, with x rows and y columns.</text:p>
          </table:table-cell>
        </table:table-row>
        <table:table-row>
          <table:table-cell table:style-name="Table5.A2" office:value-type="string">
            <text:p text:style-name="P77">CON(x)</text:p>
          </table:table-cell>
          <table:table-cell table:style-name="Table5.B2" office:value-type="string">
            <text:p text:style-name="P77">Creates an array containing all ones, with x columns</text:p>
          </table:table-cell>
        </table:table-row>
        <table:table-row>
          <table:table-cell table:style-name="Table5.A2" office:value-type="string">
            <text:p text:style-name="P68">CON(x,y)</text:p>
          </table:table-cell>
          <table:table-cell table:style-name="Table5.B2" office:value-type="string">
            <text:p text:style-name="P68">Creates a matrix containing all ones, with x rows and y columns.</text:p>
          </table:table-cell>
        </table:table-row>
        <table:table-row>
          <table:table-cell table:style-name="Table5.A2" office:value-type="string">
            <text:p text:style-name="P66">IDN(x)</text:p>
          </table:table-cell>
          <table:table-cell table:style-name="Table5.B2" office:value-type="string">
            <text:p text:style-name="P66">Creates an identity matrix (all zeros except for ones on the diagonal).</text:p>
          </table:table-cell>
        </table:table-row>
        <table:table-row>
          <table:table-cell table:style-name="Table5.A2" office:value-type="string">
            <text:p text:style-name="P66">IDN(x,x)</text:p>
          </table:table-cell>
          <table:table-cell table:style-name="Table5.B2" office:value-type="string">
            <text:p text:style-name="P66">Same as IDN(x). The two values must be identical, as identity matrices are always square.</text:p>
          </table:table-cell>
        </table:table-row>
        <table:table-row>
          <table:table-cell table:style-name="Table5.A2" office:value-type="string">
            <text:p text:style-name="P69">DET(m)</text:p>
          </table:table-cell>
          <table:table-cell table:style-name="Table5.B2" office:value-type="string">
            <text:p text:style-name="P69">Computes the determinant of the matrix. <text:span text:style-name="T58">The matrix must be square.</text:span></text:p>
          </table:table-cell>
        </table:table-row>
      </table:table>
      <text:h text:style-name="Heading_20_3" text:outline-level="3">Matrix function special forms</text:h>
      <text:p text:style-name="P75">The functions ZER, CON, and IDN have normal forms and special forms.</text:p>
      <text:p text:style-name="P75">You can use the normal form in simple assignments <text:span text:style-name="T67">without specifying dimensions of targets</text:span>:</text:p>
      <text:p text:style-name="P140">200 REM NO DIM STATEMENT FOR A OR B</text:p>
      <text:p text:style-name="P139"><text:span text:style-name="T56">24</text:span>0 <text:span text:style-name="T42">MAT A = CON(3,4)</text:span></text:p>
      <text:p text:style-name="P139"><text:span text:style-name="T56">25</text:span>0 <text:span text:style-name="T42">MAT B = IDN(4,4)</text:span></text:p>
      <text:p text:style-name="P139"/>
      <text:p text:style-name="P75">When they are used as part of an expression, these functions must have parameters:</text:p>
      <text:p text:style-name="P126">130 LET S = <text:span text:style-name="T56">4</text:span></text:p>
      <text:p text:style-name="P135"><text:span text:style-name="T42">14</text:span>0 <text:span text:style-name="T42">MAT A = IDN(S) * 4</text:span></text:p>
      <text:p text:style-name="P135"><text:span text:style-name="T42">15</text:span>0 <text:span text:style-name="T42">MAT B = ZER(S+1,S) + COS(45*3.14159/2)</text:span></text:p>
      <text:p text:style-name="P120"/>
      <text:p text:style-name="P75">The special form allows for parameters to be omitted. The special form is when they are the sole element of the right-hand side of an assignment:</text:p>
      <text:p text:style-name="P140">200 REM DIM STATEMENTS FOR A AND B ARE NECESSARY</text:p>
      <text:p text:style-name="P126"><text:span text:style-name="T56">2</text:span>30 <text:span text:style-name="T56">DIM A(3,4), B(4,4)</text:span></text:p>
      <text:p text:style-name="P135"><text:span text:style-name="T56">24</text:span>0 <text:span text:style-name="T42">MAT A = CON</text:span></text:p>
      <text:p text:style-name="P135"><text:span text:style-name="T56">25</text:span>0 <text:span text:style-name="T42">MAT B = IDN</text:span></text:p>
      <text:p text:style-name="P135"/>
      <text:p text:style-name="P74">In this special form, the target variable must already exist and have dimensions specified.</text:p>
      <text:h text:style-name="P149"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50" text:outline-level="2"><text:soft-page-break/>Outstanding issues</text:h>
      <text:list xml:id="list3005579850667448455" text:style-name="L2">
        <text:list-item>
          <text:p text:style-name="P180">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93">Writing the BASIC-1965 interpreter has given me insights into the BASIC language. Always willing to make improvements, I have several ideas for a newer, better BASIC language.</text:p>
      <text:p text:style-name="P93"/>
      <text:p text:style-name="P96">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4">interactive mode</text:span></text:h>
      <text:p text:style-name="P37">No NEW, LOAD, LIST, SAVE, RUN, or TRACE commands.</text:p>
      <text:h text:style-name="Heading_20_2" text:outline-level="2">More precision</text:h>
      <text:p text:style-name="P37">Alkaline uses Ruby's full precision for variable values.</text:p>
      <text:h text:style-name="P151" text:outline-level="2">Variable names</text:h>
      <text:p text:style-name="P70">Variable names may be one letter. (No following digit).</text:p>
      <text:h text:style-name="Heading_20_2" text:outline-level="2">Initial variables</text:h>
      <text:p text:style-name="P24"><text:span text:style-name="T34">Variables may be assigned </text:span>values before the program runs.</text:p>
      <text:h text:style-name="Heading_20_2" text:outline-level="2"><text:soft-page-break/>No INPUT statement</text:h>
      <text:p text:style-name="P24">Alkaline is designed for web services, with no interaction with the user. Thus, data can be supplied via DATA statements but not acquired via INPUT statements.</text:p>
      <text:h text:style-name="P152" text:outline-level="2">No GOTO <text:span text:style-name="T52">or </text:span>statement</text:h>
      <text:p text:style-name="P46">With the WHILE/ENDWHILE and the enhanced IF/THEN/ELSE statement, GOTO is not necessary.</text:p>
      <text:h text:style-name="P153" text:outline-level="2">No line numbers</text:h>
      <text:p text:style-name="P99">Without GOTO statements, we don't need line numbers.</text:p>
      <text:h text:style-name="P151" text:outline-level="2">GOSUB invokes a function</text:h>
      <text:p text:style-name="P131">SUB A</text:p>
      <text:p text:style-name="P106"><text:s/><text:span text:style-name="T53">B = A*2</text:span></text:p>
      <text:p text:style-name="P130"><text:s/>PRINT "<text:span text:style-name="T52">B</text:span>" <text:span text:style-name="T52">B</text:span></text:p>
      <text:p text:style-name="P131">END</text:p>
      <text:p text:style-name="P131"/>
      <text:p text:style-name="P131">LET A = 100</text:p>
      <text:p text:style-name="P131">GOSUB A</text:p>
      <text:p text:style-name="P131">LET A = 200</text:p>
      <text:p text:style-name="P131">GOSUB A</text:p>
      <text:h text:style-name="P153" text:outline-level="2">No <text:span text:style-name="T52">RETURN statement</text:span></text:h>
      <text:p text:style-name="P102">Functions invoked through GOSUB return at their end.</text:p>
      <text:h text:style-name="P153"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93">Create a new set of statements for IF, ELSE, and END. Something like:</text:p>
      <text:p text:style-name="P93"/>
      <text:p text:style-name="Preformatted_20_Text">LET A = 10</text:p>
      <text:p text:style-name="P103">IF A &gt; 20</text:p>
      <text:p text:style-name="Preformatted_20_Text"><text:s/>PRINT "A is large"</text:p>
      <text:p text:style-name="P103">ELSE</text:p>
      <text:p text:style-name="Preformatted_20_Text"><text:s/>PRINT "A is small"</text:p>
      <text:p text:style-name="P103">END</text:p>
      <text:p text:style-name="Preformatted_20_Text">END</text:p>
      <text:p text:style-name="Preformatted_20_Text"/>
      <text:h text:style-name="Heading_20_2" text:outline-level="2">WHILE/END<text:span text:style-name="T38">WHILE</text:span> statements</text:h>
      <text:p text:style-name="P93">Create a new set of statements for WHILE and WEND. Something like:</text:p>
      <text:p text:style-name="P93"/>
      <text:p text:style-name="Preformatted_20_Text">LET A = 10</text:p>
      <text:p text:style-name="P103">WHILE A &gt; 0</text:p>
      <text:p text:style-name="Preformatted_20_Text"><text:s/>PRINT A</text:p>
      <text:p text:style-name="Preformatted_20_Text"><text:s/>LET A = A-1</text:p>
      <text:p text:style-name="P103">END</text:p>
      <text:p text:style-name="Preformatted_20_Text">PRINT "Done"</text:p>
      <text:p text:style-name="Preformatted_20_Text">END</text:p>
      <text:p text:style-name="Preformatted_20_Text"/>
      <text:h text:style-name="P154" text:outline-level="2"><text:soft-page-break/>NEXT statement</text:h>
      <text:p text:style-name="P95">Don't use a control variable. Instead, remember the most recent FOR statement. <text:span text:style-name="T29">Something like:</text:span></text:p>
      <text:p text:style-name="P95"/>
      <text:p text:style-name="P129">FOR I = 1 TO 10</text:p>
      <text:p text:style-name="P129"><text:s/>FOR J = 1 TO 5</text:p>
      <text:p text:style-name="P129"><text:s text:c="2"/>PRINT I*J</text:p>
      <text:p text:style-name="P105"><text:s/>NEXT</text:p>
      <text:p text:style-name="P105">NEXT</text:p>
      <text:p text:style-name="P129">END</text:p>
      <text:h text:style-name="P154" text:outline-level="2"><text:span text:style-name="T51">EACH</text:span> statement</text:h>
      <text:p text:style-name="P94"><text:span text:style-name="T51">Similar to a FOR statement, associated with an array or matrix</text:span>. <text:span text:style-name="T29">Something like:</text:span></text:p>
      <text:p text:style-name="P94"/>
      <text:p text:style-name="P128">MAT LET A = IDN(5)</text:p>
      <text:p text:style-name="P104">EACH E IN A</text:p>
      <text:p text:style-name="P127"><text:s/><text:span text:style-name="T51">PRINT "ELEMENT: " E</text:span></text:p>
      <text:p text:style-name="P104">NEXT</text:p>
      <text:p text:style-name="P129"/>
      <text:h text:style-name="P155"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101">Name</text:p>
          </table:table-cell>
          <table:table-cell table:style-name="Table9.A1" office:value-type="string">
            <text:p text:style-name="P101">Arguments</text:p>
          </table:table-cell>
          <table:table-cell table:style-name="Table9.C1" office:value-type="string">
            <text:p text:style-name="P101">Purpose</text:p>
          </table:table-cell>
        </table:table-row>
        <table:table-row>
          <table:table-cell table:style-name="Table9.A2" office:value-type="string">
            <text:p text:style-name="P100">MIN</text:p>
          </table:table-cell>
          <table:table-cell table:style-name="Table9.A2" office:value-type="string">
            <text:p text:style-name="P100">variable number</text:p>
          </table:table-cell>
          <table:table-cell table:style-name="Table9.C2" office:value-type="string">
            <text:p text:style-name="P100">Calculates the minimum value of all arguments</text:p>
          </table:table-cell>
        </table:table-row>
        <table:table-row>
          <table:table-cell table:style-name="Table9.A2" office:value-type="string">
            <text:p text:style-name="P100">MAX</text:p>
          </table:table-cell>
          <table:table-cell table:style-name="Table9.A2" office:value-type="string">
            <text:p text:style-name="P100">variable number</text:p>
          </table:table-cell>
          <table:table-cell table:style-name="Table9.C2" office:value-type="string">
            <text:p text:style-name="P100">Calculates the maximum value of all arguments</text:p>
          </table:table-cell>
        </table:table-row>
        <table:table-row>
          <table:table-cell table:style-name="Table9.A2" office:value-type="string">
            <text:p text:style-name="P100">DOT</text:p>
          </table:table-cell>
          <table:table-cell table:style-name="Table9.A2" office:value-type="string">
            <text:p text:style-name="P100">array, array</text:p>
          </table:table-cell>
          <table:table-cell table:style-name="Table9.C2" office:value-type="string">
            <text:p text:style-name="P100">Calculates dot product, returns scalar. A form of matric multiplication; MAT operations require at least one 2-D matrix.</text:p>
          </table:table-cell>
        </table:table-row>
        <table:table-row>
          <table:table-cell table:style-name="Table9.A2" office:value-type="string">
            <text:p text:style-name="P100">ROW</text:p>
          </table:table-cell>
          <table:table-cell table:style-name="Table9.A2" office:value-type="string">
            <text:p text:style-name="P100">matrix, row number</text:p>
          </table:table-cell>
          <table:table-cell table:style-name="Table9.C2" office:value-type="string">
            <text:p text:style-name="P100">Extracts row from matrix</text:p>
          </table:table-cell>
        </table:table-row>
        <table:table-row>
          <table:table-cell table:style-name="Table9.A2" office:value-type="string">
            <text:p text:style-name="P100">COL</text:p>
          </table:table-cell>
          <table:table-cell table:style-name="Table9.A2" office:value-type="string">
            <text:p text:style-name="P100">matrix, column number</text:p>
          </table:table-cell>
          <table:table-cell table:style-name="Table9.C2" office:value-type="string">
            <text:p text:style-name="P100">Extracts column from matrix</text:p>
          </table:table-cell>
        </table:table-row>
        <table:table-row>
          <table:table-cell table:style-name="Table9.A2" office:value-type="string">
            <text:p text:style-name="P100">ROWS</text:p>
          </table:table-cell>
          <table:table-cell table:style-name="Table9.A2" office:value-type="string">
            <text:p text:style-name="P100">matrix</text:p>
          </table:table-cell>
          <table:table-cell table:style-name="Table9.C2" office:value-type="string">
            <text:p text:style-name="P100">Reports number of rows in matrix</text:p>
          </table:table-cell>
        </table:table-row>
        <table:table-row>
          <table:table-cell table:style-name="Table9.A2" office:value-type="string">
            <text:p text:style-name="P100">COLS</text:p>
          </table:table-cell>
          <table:table-cell table:style-name="Table9.A2" office:value-type="string">
            <text:p text:style-name="P100">matrix</text:p>
          </table:table-cell>
          <table:table-cell table:style-name="Table9.C2" office:value-type="string">
            <text:p text:style-name="P100">Reports number of columns in matrix</text:p>
          </table:table-cell>
        </table:table-row>
      </table:table>
      <text:p text:style-name="P100"/>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9M4S</meta:editing-duration>
    <meta:editing-cycles>64</meta:editing-cycles>
    <meta:generator>LibreOffice/5.1.4.2$Linux_X86_64 LibreOffice_project/10m0$Build-2</meta:generator>
    <dc:date>2016-09-03T15:35:03.461867515</dc:date>
    <meta:document-statistic meta:table-count="10" meta:image-count="0" meta:object-count="0" meta:page-count="21" meta:paragraph-count="751" meta:word-count="5814" meta:character-count="33030" meta:non-whitespace-character-count="27969"/>
    <meta:user-defined meta:name="Info 1"/>
    <meta:user-defined meta:name="Info 2"/>
    <meta:user-defined meta:name="Info 3"/>
    <meta:user-defined meta:name="Info 4"/>
  </office:meta>
</office:document-meta>
</file>